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mm"/>
    </style:style>
    <style:style style:name="co2" style:family="table-column">
      <style:table-column-properties fo:break-before="auto" style:column-width="50.29mm"/>
    </style:style>
    <style:style style:name="co3" style:family="table-column">
      <style:table-column-properties fo:break-before="auto" style:column-width="207.8mm"/>
    </style:style>
    <style:style style:name="co4" style:family="table-column">
      <style:table-column-properties fo:break-before="auto" style:column-width="12.95mm"/>
    </style:style>
    <style:style style:name="co5" style:family="table-column">
      <style:table-column-properties fo:break-before="auto" style:column-width="77.89mm"/>
    </style:style>
    <style:style style:name="ro1" style:family="table-row">
      <style:table-row-properties style:row-height="4.52mm" fo:break-before="auto" style:use-optimal-row-height="true"/>
    </style:style>
    <style:style style:name="ro2" style:family="table-row">
      <style:table-row-properties style:row-height="20.6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24.64mm" fo:break-before="auto" style:use-optimal-row-height="true"/>
    </style:style>
    <style:style style:name="ro5" style:family="table-row">
      <style:table-row-properties style:row-height="20.53mm" fo:break-before="auto" style:use-optimal-row-height="true"/>
    </style:style>
    <style:style style:name="ro6" style:family="table-row">
      <style:table-row-properties style:row-height="16.51mm" fo:break-before="auto" style:use-optimal-row-height="true"/>
    </style:style>
    <style:style style:name="ro7" style:family="table-row">
      <style:table-row-properties style:row-height="24.55mm" fo:break-before="auto" style:use-optimal-row-height="true"/>
    </style:style>
    <style:style style:name="ro8" style:family="table-row">
      <style:table-row-properties style:row-height="12.49mm" fo:break-before="auto" style:use-optimal-row-height="true"/>
    </style:style>
    <style:style style:name="ro9"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esultat8_AvecTousLesFiltr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table:table-cell office:value-type="string" calcext:value-type="string">
            <text:p>inputFr</text:p>
          </table:table-cell>
          <table:table-cell office:value-type="string" calcext:value-type="string">
            <text:p>TextFr</text:p>
          </table:table-cell>
          <table:table-cell table:number-columns-repeated="1021"/>
        </table:table-row>
        <table:table-row table:style-name="ro2">
          <table:table-cell office:value-type="float" office:value="0" calcext:value-type="float">
            <text:p>0</text:p>
          </table:table-cell>
          <table:table-cell office:value-type="string" calcext:value-type="string">
            <text:p>the rescue of our planet is</text:p>
          </table:table-cell>
          <table:table-cell office:value-type="string" calcext:value-type="string">
            <text:p>le sauvetage de notre planète est, en réalité, quelque chose qui doit être empêché par chaque gouvernement et chaque société dans le monde qui a quelque chose à voir avec la destruction de la planète. La première question à laquelle il faut répondre est la suivante: pourquoi cela s'est-il produit? Pourquoi on s'est fâchés à ce sujet? La réponse se trouve dans une question très simple: pourquoi faisons-nous ce que nous faisons? Notre objectif est de donner aux gens les meilleures conditions de survie possibles face aux conditions les plus terribles, mortelles et nocives.</text:p>
          </table:table-cell>
          <table:table-cell office:value-type="string" calcext:value-type="string">
            <text:p>OK</text:p>
          </table:table-cell>
          <table:table-cell office:value-type="string" calcext:value-type="string">
            <text:p>Bon input : sujet + verbe</text:p>
          </table:table-cell>
          <table:table-cell table:number-columns-repeated="1019"/>
        </table:table-row>
        <table:table-row table:style-name="ro3">
          <table:table-cell office:value-type="float" office:value="1" calcext:value-type="float">
            <text:p>1</text:p>
          </table:table-cell>
          <table:table-cell office:value-type="string" calcext:value-type="string">
            <text:p>I've traveled our planet and</text:p>
          </table:table-cell>
          <table:table-cell office:value-type="string" calcext:value-type="string">
            <text:p>J'ai voyagé sur notre planète et vous ne pouvez même pas l'appeler un jour. J'adore l'eau. Je veux sortir d'ici pour rentrer. Je vois que tu es un vrai être humain, et je suis sûr qu'on trouvera notre chemin ensemble. Je suis sûr que vous trouverez la paix. J'arrive tout de suite. Je sais que ce ne sera pas facile à faire. Je veux dire, tu pourrais être un mal, un vieil homme, un</text:p>
          </table:table-cell>
          <table:table-cell office:value-type="string" calcext:value-type="string">
            <text:p>non</text:p>
          </table:table-cell>
          <table:table-cell office:value-type="string" calcext:value-type="string">
            <text:p>??. Incohérent comment détecter ça</text:p>
          </table:table-cell>
          <table:table-cell table:number-columns-repeated="1019"/>
        </table:table-row>
        <table:table-row table:style-name="ro2">
          <table:table-cell office:value-type="float" office:value="2" calcext:value-type="float">
            <text:p>2</text:p>
          </table:table-cell>
          <table:table-cell office:value-type="string" calcext:value-type="string">
            <text:p>Humanity is engaged in a phase of progress</text:p>
          </table:table-cell>
          <table:table-cell office:value-type="string" calcext:value-type="string">
            <text:p>L'humanité est engagée dans une phase de progrès qui nous permet d'atteindre le seuil de la conscience humaine. Cela comprendra également la transition vers une civilisation post-médiévale, la création de nouvelles formes de conscience et l'évolution d'une nouvelle civilisation. En fin de compte, la vie humaine ne se limite pas à un état fini. En fait, il peut être étendu à tout moment et partout, et il n'y a pas de fin à l'existence humaine. Je crois que toutes les choses vivantes qui existent sur la terre ont</text:p>
          </table:table-cell>
          <table:table-cell office:value-type="string" calcext:value-type="string">
            <text:p>OK</text:p>
          </table:table-cell>
          <table:table-cell office:value-type="string" calcext:value-type="string">
            <text:p>un peu bizarre mais ça se tient</text:p>
          </table:table-cell>
          <table:table-cell table:number-columns-repeated="1019"/>
        </table:table-row>
        <table:table-row table:style-name="ro2">
          <table:table-cell office:value-type="float" office:value="3" calcext:value-type="float">
            <text:p>3</text:p>
          </table:table-cell>
          <table:table-cell office:value-type="string" calcext:value-type="string">
            <text:p>reduce its gas discharges as much</text:p>
          </table:table-cell>
          <table:table-cell office:value-type="string" calcext:value-type="string">
            <text:p>réduire autant que possible ses rejets de gaz afin de ne pas créer de pression excessive sur l'usine. Afin d'enlever le produit chimique de l'eau, il doit entrer dans la source d'eau et ne pas être rejeté dans l'atmosphère. Un réservoir est nécessaire pour le processus d'enlèvement du gaz. Le système est conçu pour déplacer l'eau du réservoir vers le réservoir à travers un système de vannes. Les vannes peuvent être utilisées comme collecteur de pression. À titre d'exemple, une simple vanne pourrait être comme suit.</text:p>
          </table:table-cell>
          <table:table-cell office:value-type="string" calcext:value-type="string">
            <text:p>non</text:p>
          </table:table-cell>
          <table:table-cell office:value-type="string" calcext:value-type="string">
            <text:p>L’input n’a pas beaucoup de sens.</text:p>
          </table:table-cell>
          <table:table-cell table:number-columns-repeated="1019"/>
        </table:table-row>
        <table:table-row table:style-name="ro4">
          <table:table-cell office:value-type="float" office:value="4" calcext:value-type="float">
            <text:p>4</text:p>
          </table:table-cell>
          <table:table-cell office:value-type="string" calcext:value-type="string">
            <text:p>Energy</text:p>
          </table:table-cell>
          <table:table-cell office:value-type="string" calcext:value-type="string">
            <text:p>L'activité actuelle de l'énergie est d'élargir sa source d'énergie pour fournir l'énergie nécessaire pour alimenter les besoins énergétiques du monde, ce qui signifie réduire son utilisation. Mais il y a un meilleur moyen de réduire la consommation d'énergie que de réduire les émissions de carbone : une réduction de la consommation. Il y a une mesure potentielle d'économie d'énergie qui fonctionne assez bien : réduire les émissions. Une réduction des émissions de CO2 signifie une réduction de la consommation de combustibles fossiles (et de l'économie de réchauffement climatique qui en résulte). Selon une étude réalisée en 2009 par</text:p>
          </table:table-cell>
          <table:table-cell office:value-type="string" calcext:value-type="string">
            <text:p>non</text:p>
          </table:table-cell>
          <table:table-cell office:value-type="string" calcext:value-type="string">
            <text:p>Le mot énergie apparaît 4 fois dans la première phrase. Est ce qu’on peut détecter ça ?</text:p>
          </table:table-cell>
          <table:table-cell office:value-type="string" calcext:value-type="string">
            <text:p>on part d’un seul mot, il faut éviter</text:p>
          </table:table-cell>
          <table:table-cell table:number-columns-repeated="1018"/>
        </table:table-row>
        <table:table-row table:style-name="ro2">
          <table:table-cell office:value-type="float" office:value="5" calcext:value-type="float">
            <text:p>5</text:p>
          </table:table-cell>
          <table:table-cell office:value-type="string" calcext:value-type="string">
            <text:p>the replacement of human labour</text:p>
          </table:table-cell>
          <table:table-cell office:value-type="string" calcext:value-type="string">
            <text:p>le remplacement du travail humain et l'élimination d'une génération entière de travailleurs, ainsi que leur incapacité à élever leurs enfants et leurs petits-enfants. Certes, il existe des problèmes d'inégalité sociale. Cependant, il y a d'autres questions qui existent. Le principal problème est le manque d'égalité entre les femmes et leurs droits. C'est une pratique et une pratique de longue date dans de nombreuses régions du monde, comme le monde arabe, pour que les gouvernements imposent des quotas arbitraires. Le problème avec</text:p>
          </table:table-cell>
          <table:table-cell office:value-type="string" calcext:value-type="string">
            <text:p>ok</text:p>
          </table:table-cell>
          <table:table-cell office:value-type="string" calcext:value-type="string">
            <text:p>L’input est un vrai début de phrase</text:p>
          </table:table-cell>
          <table:table-cell table:number-columns-repeated="1019"/>
        </table:table-row>
        <table:table-row table:style-name="ro4">
          <table:table-cell office:value-type="float" office:value="6" calcext:value-type="float">
            <text:p>6</text:p>
          </table:table-cell>
          <table:table-cell office:value-type="string" calcext:value-type="string">
            <text:p>Carbon dioxide</text:p>
          </table:table-cell>
          <table:table-cell office:value-type="string" calcext:value-type="string">
            <text:p>Le dioxyde de carbone et le méthane, qui sont des gaz qui peuvent causer le cancer et d'autres problèmes pour les humains. L'étude vient alors que les scientifiques continuent de découvrir comment le dioxyde de carbone provenant de la combustion de combustibles fossiles dans l'Arctique et d'autres parties de la planète a modifié la composition de l'atmosphère et de l'océan de la Terre, et peut avoir joué un rôle dans la modification des modèles météorologiques. Au cours des dernières années, des experts ont signalé que la hausse des niveaux de dioxyde de carbone a entraîné un réchauffement de l'océan dans l'Atlantique Nord profond qui a été une source</text:p>
          </table:table-cell>
          <table:table-cell office:value-type="string" calcext:value-type="string">
            <text:p>non</text:p>
          </table:table-cell>
          <table:table-cell office:value-type="string" calcext:value-type="string">
            <text:p>est ce à cause de l’input peu conséquent ?</text:p>
          </table:table-cell>
          <table:table-cell table:number-columns-repeated="1019"/>
        </table:table-row>
        <table:table-row table:style-name="ro5">
          <table:table-cell office:value-type="float" office:value="7" calcext:value-type="float">
            <text:p>7</text:p>
          </table:table-cell>
          <table:table-cell office:value-type="string" calcext:value-type="string">
            <text:p>energy consumption</text:p>
          </table:table-cell>
          <table:table-cell office:value-type="string" calcext:value-type="string">
            <text:p>la consommation d'énergie et l'absence d'aliments nouveaux et sains qui pourraient être les facteurs les plus importants dans le régime alimentaire et l'obésité. Le risque d'obésité a augmenté chez les femmes et les hommes des deux sexes. L'obésité et le régime alimentaire des femmes devraient inclure une gamme de matières grasses élevées (5 % de lipoprotéines solubles dans le gras, 12 % d'indice glycémique et 0,03 % de graisses saturées/j). L'alimentation faible en matières grasses et riches en matières grasses (25 % de lipoprotéines solubles dans les matières grasses, 13 % de gly</text:p>
          </table:table-cell>
          <table:table-cell table:number-columns-repeated="1021"/>
        </table:table-row>
        <table:table-row table:style-name="ro6">
          <table:table-cell office:value-type="float" office:value="8" calcext:value-type="float">
            <text:p>8</text:p>
          </table:table-cell>
          <table:table-cell office:value-type="string" calcext:value-type="string">
            <text:p>Increasing energy consumption</text:p>
          </table:table-cell>
          <table:table-cell office:value-type="string" calcext:value-type="string">
            <text:p>L'augmentation de la consommation d'énergie peut contribuer à compenser une partie des dommages causés à la faune sauvage dans la région, certains scientifiques affirmant que certains oiseaux de proie, comme les pigeons, ont été touchés, y compris les oiseaux de certaines des zones d'observation des oiseaux les plus importantes, les plus prospères et les plus importantes d'Europe, en particulier en Allemagne.</text:p>
          </table:table-cell>
          <table:table-cell table:number-columns-repeated="1021"/>
        </table:table-row>
        <table:table-row table:style-name="ro6">
          <table:table-cell office:value-type="float" office:value="9" calcext:value-type="float">
            <text:p>9</text:p>
          </table:table-cell>
          <table:table-cell office:value-type="string" calcext:value-type="string">
            <text:p>with the massive use of oil</text:p>
          </table:table-cell>
          <table:table-cell office:value-type="string" calcext:value-type="string">
            <text:p>avec l'utilisation massive de l'huile) il devra également être éliminé, parce que la substance chimique dans l'atmosphère est très petite. Cela signifie la nécessité d'une deuxième phase de récupération à la fin du processus, qui prendra des mois. Cela mettra le monde sur la voie d'une solution à long terme. Je suis très impressionné par ce que vous avez appris dans ce domaine. J'espère qu'il s'agira d'un grand pas dans la bonne direction et peut-être d'un pas dans la bonne direction.</text:p>
          </table:table-cell>
          <table:table-cell table:number-columns-repeated="1021"/>
        </table:table-row>
        <table:table-row table:style-name="ro5">
          <table:table-cell office:value-type="float" office:value="10" calcext:value-type="float">
            <text:p>10</text:p>
          </table:table-cell>
          <table:table-cell office:value-type="string" calcext:value-type="string">
            <text:p>with the massive use of oil and natural gas</text:p>
          </table:table-cell>
          <table:table-cell office:value-type="string" calcext:value-type="string">
            <text:p>Avec l'utilisation massive du pétrole et du gaz naturel), mais la tendance actuelle demeure que les économies mondiales finiront par atteindre la plus grande concentration d'émissions de carbone d'ici 2100. Le monde est aujourd'hui confronté à une crise climatique beaucoup plus complexe que nous ne l'avions prévu. Dans les années à venir, nous devrons nous employer à réduire les émissions le plus rapidement possible. Nous devrons trouver le juste équilibre entre les forces humaines et naturelles. Un changement vers une utilisation plus faible de l'énergie carbone Il s'agit de la première</text:p>
          </table:table-cell>
          <table:table-cell table:number-columns-repeated="1021"/>
        </table:table-row>
        <table:table-row table:style-name="ro5">
          <table:table-cell office:value-type="float" office:value="11" calcext:value-type="float">
            <text:p>11</text:p>
          </table:table-cell>
          <table:table-cell office:value-type="string" calcext:value-type="string">
            <text:p>the concentration of carbon dioxide in the atmosphere</text:p>
          </table:table-cell>
          <table:table-cell office:value-type="string" calcext:value-type="string">
            <text:p>la concentration de dioxyde de carbone dans l'atmosphère sera plus sensible au réchauffement atmosphérique. Bien entendu, ces deux effets devraient aussi jouer un rôle dans la façon dont l'océan réagira aux changements climatiques. En général, si le climat continue d'augmenter, un niveau de la mer plus élevé sera observé, et les océans pourront absorber plus d'eau et donc plus de dioxyde de carbone, augmentant ainsi la quantité de dioxyde de carbone rejetée dans l'atmosphère. Cela s'est déjà produit, et l'océan répond également à</text:p>
          </table:table-cell>
          <table:table-cell table:number-columns-repeated="1021"/>
        </table:table-row>
        <table:table-row table:style-name="ro6">
          <table:table-cell office:value-type="float" office:value="12" calcext:value-type="float">
            <text:p>12</text:p>
          </table:table-cell>
          <table:table-cell office:value-type="string" calcext:value-type="string">
            <text:p>the average temperature of the globe</text:p>
          </table:table-cell>
          <table:table-cell office:value-type="string" calcext:value-type="string">
            <text:p>la température moyenne du globe est d'environ -9C, où la température maximale sera de 7-8C, en fonction des conditions de la planète et de la quantité d'activité éolienne et solaire. C'est un excellent point de référence, et c'est aussi un indicateur du climat mondial et de la quantité d'énergie solaire qui devra être dissipée afin de créer un réchauffement durable, car c'est l'une des choses les plus importantes que la Terre puisse réaliser. Comme je l'ai dit en</text:p>
          </table:table-cell>
          <table:table-cell table:number-columns-repeated="1021"/>
        </table:table-row>
        <table:table-row table:style-name="ro5">
          <table:table-cell office:value-type="float" office:value="13" calcext:value-type="float">
            <text:p>13</text:p>
          </table:table-cell>
          <table:table-cell office:value-type="string" calcext:value-type="string">
            <text:p>the average temperature of our planet</text:p>
          </table:table-cell>
          <table:table-cell office:value-type="string" calcext:value-type="string">
            <text:p>la température moyenne de notre planète est d'environ -4.2C (environ 3 degrés Fahrenheit), donc nous ne voyons pas beaucoup de différence entre un an et un mois. Mais il y a une grande différence entre un mois et un an. Par exemple, si nous avons une année civile, nous verrons une température légèrement plus élevée année par année, mais nous verrons encore une certaine différence entre un an et un mois. Il sera donc possible de voir quelque chose de beaucoup plus cool qu'un an. Il en va de même pour</text:p>
          </table:table-cell>
          <table:table-cell table:number-columns-repeated="1021"/>
        </table:table-row>
        <table:table-row table:style-name="ro5">
          <table:table-cell office:value-type="float" office:value="14" calcext:value-type="float">
            <text:p>14</text:p>
          </table:table-cell>
          <table:table-cell office:value-type="string" calcext:value-type="string">
            <text:p>the evolution of the planet will be</text:p>
          </table:table-cell>
          <table:table-cell office:value-type="string" calcext:value-type="string">
            <text:p>l'évolution de la planète sera marquée par de nombreux nouveaux mondes passionnants à explorer. En fait, la dernière fois que nous avons vu un grand monde avant cela, c'était dans les années 1930, quand le soleil s'est couché. Publicité La mission Kepler sera la dernière d'une série de missions qui ont vu la zone habitable de la planète croître de millions d'années - un exploit sans précédent au cours des dernières décennies. La découverte d'exoplanètes comme Ceres - une planète stellaire qui a une masse de juste</text:p>
          </table:table-cell>
          <table:table-cell table:number-columns-repeated="1021"/>
        </table:table-row>
        <table:table-row table:style-name="ro7">
          <table:table-cell office:value-type="float" office:value="15" calcext:value-type="float">
            <text:p>15</text:p>
          </table:table-cell>
          <table:table-cell office:value-type="string" calcext:value-type="string">
            <text:p>with controlled genetic modifications</text:p>
          </table:table-cell>
          <table:table-cell office:value-type="string" calcext:value-type="string">
            <text:p>avec des modifications génétiques contrôlées ou en combinaison avec celles-ci) qui peuvent être incluses dans l'alimentation normalisée dans les informations sur l'alimentation dans le supplément. Un tel régime ne comprend que ceux spécifiés dans la directive sur l'alimentation (y compris les suppléments auxquels des compléments alimentaires sont inclus dans l'alimentation); toutefois, les compléments alimentaires et autres compléments alimentaires dans un autre complément alimentaire ne sont pas inclus dans la directive initiale sur les compléments alimentaires. Dans certains cas, les suppléments peuvent contenir des suppléments qui, à l'exception des vitamines A et B,</text:p>
          </table:table-cell>
          <table:table-cell table:number-columns-repeated="1021"/>
        </table:table-row>
        <table:table-row table:style-name="ro6">
          <table:table-cell office:value-type="float" office:value="16" calcext:value-type="float">
            <text:p>16</text:p>
          </table:table-cell>
          <table:table-cell office:value-type="string" calcext:value-type="string">
            <text:p>GMOs make</text:p>
          </table:table-cell>
          <table:table-cell office:value-type="string" calcext:value-type="string">
            <text:p>Les OGM permettent de comprendre facilement où nous voulons aller dans une situation donnée. Ils sont généralement construits en fonction d'un ensemble de valeurs, et certaines de ces valeurs peuvent être arbitraires; dans certains cas, elles ne le sont pas. Mais dans certains cas, ce n'est qu'un joli nom pour l'ensemble des valeurs qui vous intéressent. Maintenant, nous allons regarder quelles sont ces valeurs. Il y a un certain nombre de choses qui font</text:p>
          </table:table-cell>
          <table:table-cell table:number-columns-repeated="1021"/>
        </table:table-row>
        <table:table-row table:style-name="ro8">
          <table:table-cell office:value-type="float" office:value="17" calcext:value-type="float">
            <text:p>17</text:p>
          </table:table-cell>
          <table:table-cell office:value-type="string" calcext:value-type="string">
            <text:p>Hundreds of millions of farmers</text:p>
          </table:table-cell>
          <table:table-cell office:value-type="string" calcext:value-type="string">
            <text:p>Des centaines de millions d'agriculteurs sont devenus au chômage après le vote du Brexit, dans l'espoir qu'ils pourraient trouver de nouveaux emplois une fois les nouvelles règles en place. Dans les prochains jours, l'UE annoncera si les règles du bloc sur le Brexit combleront le déficit.</text:p>
          </table:table-cell>
          <table:table-cell table:number-columns-repeated="1021"/>
        </table:table-row>
        <table:table-row table:style-name="ro5">
          <table:table-cell office:value-type="float" office:value="18" calcext:value-type="float">
            <text:p>18</text:p>
          </table:table-cell>
          <table:table-cell office:value-type="string" calcext:value-type="string">
            <text:p>The fight against pollution is</text:p>
          </table:table-cell>
          <table:table-cell office:value-type="string" calcext:value-type="string">
            <text:p>La lutte contre la pollution n'est qu'une partie de ce que le gouvernement espère changera la façon dont l'Inde consomme de l'électricité. S'il ne fait aucun doute qu'il y a eu une augmentation de l'intensité de son utilisation du charbon ces dernières années, la tendance générale est à la baisse. Cela ne veut pas dire qu'il s'agit d'une source de préoccupation, mais il est très difficile de voir comment une politique dans ce sens peut l'aider. Pour être clair, le plan du gouvernement en matière de charbon serait toujours fondé sur des émissions de carbone et de gaz à effet de serre.</text:p>
          </table:table-cell>
          <table:table-cell table:number-columns-repeated="1021"/>
        </table:table-row>
        <table:table-row table:style-name="ro5">
          <table:table-cell office:value-type="float" office:value="19" calcext:value-type="float">
            <text:p>19</text:p>
          </table:table-cell>
          <table:table-cell office:value-type="string" calcext:value-type="string">
            <text:p>The ecologists who imposed</text:p>
          </table:table-cell>
          <table:table-cell office:value-type="string" calcext:value-type="string">
            <text:p>Les écologistes qui ont imposé sur la planète étaient tous ceux qui ont osé contester de telles conclusions, qui se sont opposés à l'affirmation que tous les processus naturels, naturels et spirituels, sont en quelque sorte liés au monde naturel, mais n'ont pas compris que, au contraire, c'est le cas parce qu'ils n'ont été informés par aucune preuve empirique du contraire. Ces écologistes n'ont pas non plus été exposés à des preuves en faveur d'une thèse plus générale de l'évolution, qui était de suggérer que tout ce qui a été fait à l'homme</text:p>
          </table:table-cell>
          <table:table-cell table:number-columns-repeated="1021"/>
        </table:table-row>
        <table:table-row table:style-name="ro6">
          <table:table-cell office:value-type="float" office:value="20" calcext:value-type="float">
            <text:p>20</text:p>
          </table:table-cell>
          <table:table-cell office:value-type="string" calcext:value-type="string">
            <text:p>Climate change is going to</text:p>
          </table:table-cell>
          <table:table-cell office:value-type="string" calcext:value-type="string">
            <text:p>Les changements climatiques nous toucheront tous. Cela va nous affecter sous une forme ou sous une autre pendant longtemps. Nous allons entrer dans plus de situations de crise, et cela signifiera moins d'argent pour les gens. Je pense qu'il y aura une sorte de changement dramatique dans notre société. Mais vous allez devoir adopter une approche différente. Je pense qu'il est assez clair qu'il y a un changement dans la façon dont nous pensons au problème. Beaucoup.</text:p>
          </table:table-cell>
          <table:table-cell table:number-columns-repeated="1021"/>
        </table:table-row>
        <table:table-row table:style-name="ro5">
          <table:table-cell office:value-type="float" office:value="21" calcext:value-type="float">
            <text:p>21</text:p>
          </table:table-cell>
          <table:table-cell office:value-type="string" calcext:value-type="string">
            <text:p>Our planet is</text:p>
          </table:table-cell>
          <table:table-cell office:value-type="string" calcext:value-type="string">
            <text:p>Notre planète est une ressource énorme à soutenir, mais le monde doit faire notre propre énergie. Cela nous aidera à trouver une source d'énergie sûre et efficace pour nos générations futures. Nous devons veiller à ce que nos sources d'énergie actuelles soient pleinement durables et utilisent les technologies de production d'énergie existantes pour notre future production d'énergie. Nous pouvons répondre au besoin mondial d'énergies nouvelles et renouvelables. Nous pouvons aider le monde à répondre à ses besoins énergétiques, à répondre à nos besoins énergétiques mondiaux et à prendre le contrôle de notre</text:p>
          </table:table-cell>
          <table:table-cell table:number-columns-repeated="1021"/>
        </table:table-row>
        <table:table-row table:style-name="ro5">
          <table:table-cell office:value-type="float" office:value="22" calcext:value-type="float">
            <text:p>22</text:p>
          </table:table-cell>
          <table:table-cell office:value-type="string" calcext:value-type="string">
            <text:p>IPCC reports</text:p>
          </table:table-cell>
          <table:table-cell office:value-type="string" calcext:value-type="string">
            <text:p>Selon les rapports du GIEC, le gouvernement a déjà pris des mesures pour lutter contre la corruption et réduire les dépenses publiques consacrées à d'autres priorités. En mai, le Centre a annoncé qu'il commencerait à suivre les progrès de divers ministères. Les réformes devraient être en place d'ici la fin de 2014.Le gouvernement a la responsabilité d'agir d'une manière qui contribuera au fonctionnement de la démocratie. En cas d'incidents, le gouvernement central doit réagir. Une force de police nationale et un organe central seront également mis en place.</text:p>
          </table:table-cell>
          <table:table-cell table:number-columns-repeated="1021"/>
        </table:table-row>
        <table:table-row table:style-name="ro6">
          <table:table-cell office:value-type="float" office:value="23" calcext:value-type="float">
            <text:p>23</text:p>
          </table:table-cell>
          <table:table-cell office:value-type="string" calcext:value-type="string">
            <text:p>Pollution kills</text:p>
          </table:table-cell>
          <table:table-cell office:value-type="string" calcext:value-type="string">
            <text:p>La pollution tue, et c'est vrai pour nous tous, car tous les animaux qui vivent dans les bois, toute la nature est affectée, et si une personne n'est pas prudente en mangeant et en dormant, sa propre santé ne sera pas sauvée, afin qu'il puisse échapper aux dangers de la forêt. C'est un grand danger pour tout animal qui veut vivre, car quand il s'approchera de la forêt, son corps souffrira des plus grandes douleurs, et son esprit sera corrompu par son poison, et</text:p>
          </table:table-cell>
          <table:table-cell table:number-columns-repeated="1021"/>
        </table:table-row>
        <table:table-row table:style-name="ro5">
          <table:table-cell office:value-type="float" office:value="24" calcext:value-type="float">
            <text:p>24</text:p>
          </table:table-cell>
          <table:table-cell office:value-type="string" calcext:value-type="string">
            <text:p>Climate change is</text:p>
          </table:table-cell>
          <table:table-cell office:value-type="string" calcext:value-type="string">
            <text:p>Le changement climatique est probablement le facteur le plus important de cet événement d'un million d'années, mais même dans ce cas, nous n'avons aucune indication quant à la durée ou à la rapidité de sa poursuite. L'impact du changement climatique sur le fond océanique mondial est déjà bien compris et les scientifiques estiment que plus de 5 000 milliards de tonnes de carbone ont déjà été absorbées dans l'atmosphère depuis 2010, selon le Groupe d'experts intergouvernemental sur l'évolution du climat. Cette nouvelle recherche de scientifiques à l'Académie britannique des sciences</text:p>
          </table:table-cell>
          <table:table-cell table:number-columns-repeated="1021"/>
        </table:table-row>
        <table:table-row table:style-name="ro6">
          <table:table-cell office:value-type="float" office:value="25" calcext:value-type="float">
            <text:p>25</text:p>
          </table:table-cell>
          <table:table-cell office:value-type="string" calcext:value-type="string">
            <text:p>The thawing of the permafrost may</text:p>
          </table:table-cell>
          <table:table-cell office:value-type="string" calcext:value-type="string">
            <text:p>Le dégel du pergélisol peut également produire un résultat inhabituel : la surface de la glace apparaît comme un « courant aérodynamique », qui peut être de forme similaire à celle de la stratigraphie des 30 millions d'années précédentes. Une étude publiée dans le European Journal of Geoscience révèle également que, pendant les périodes de pression croissante, le pergélisol est souvent moins dense qu'il ne l'est sur Terre. Le dégel du pergélisol se traduit également par un niveau élevé</text:p>
          </table:table-cell>
          <table:table-cell table:number-columns-repeated="1021"/>
        </table:table-row>
        <table:table-row table:style-name="ro6">
          <table:table-cell office:value-type="float" office:value="26" calcext:value-type="float">
            <text:p>26</text:p>
          </table:table-cell>
          <table:table-cell office:value-type="string" calcext:value-type="string">
            <text:p>Dirty water causes</text:p>
          </table:table-cell>
          <table:table-cell office:value-type="string" calcext:value-type="string">
            <text:p>L'eau sale cause beaucoup de problèmes, et si vous l'avez mis dans la cuisine, il peut causer une infection et même la mort. Qu'est-ce que l'eau Est-ce que l'eau n'a pas mauvais goût du tout et il n'est pas aussi fort que l'eau qui vient d'un restaurant. C'est propre, tout aussi bon que l'eau que vous achetez. Si vous buvez de l'eau de l'évier, assurez-vous de la vérifier régulièrement car elle peut être nocive. Cette eau est également extrêmement facile à jeter</text:p>
          </table:table-cell>
          <table:table-cell table:number-columns-repeated="1021"/>
        </table:table-row>
        <table:table-row table:style-name="ro5">
          <table:table-cell office:value-type="float" office:value="27" calcext:value-type="float">
            <text:p>27</text:p>
          </table:table-cell>
          <table:table-cell office:value-type="string" calcext:value-type="string">
            <text:p>Global CO2 emissions</text:p>
          </table:table-cell>
          <table:table-cell office:value-type="string" calcext:value-type="string">
            <text:p>Les émissions mondiales de CO2 au cours des 10 prochaines années devraient diminuer d'un tiers par rapport à 2011. Bien que la réduction prévue soit faible, elle demeure la plus importante d'une génération et constitue un pas important dans la bonne direction. Il est plus susceptible d'avoir un impact sur les océans du monde que n'importe quel autre secteur du réchauffement climatique, c'est pourquoi certains des principaux moteurs du déclin se trouvent dans les océans et les zones côtières. Le plus grand facteur est la montée de l'acidification des océans. C'est</text:p>
          </table:table-cell>
          <table:table-cell table:number-columns-repeated="1021"/>
        </table:table-row>
        <table:table-row table:style-name="ro5">
          <table:table-cell office:value-type="float" office:value="28" calcext:value-type="float">
            <text:p>28</text:p>
          </table:table-cell>
          <table:table-cell office:value-type="string" calcext:value-type="string">
            <text:p>Air traffic is</text:p>
          </table:table-cell>
          <table:table-cell office:value-type="string" calcext:value-type="string">
            <text:p>On s'attend également à ce que le trafic aérien soit sous pression dans la capitale pendant quelques jours. Dans un autre avertissement d'un manque inquiétant de financement, la Commission européenne a déclaré qu'il n'y avait pas de projet de nouveau budget pour l'Europe cette année en raison d'un manque de fonds, un geste qui verrait d'autres banques centrales fermer. Selon ses statistiques sur les services financiers en juillet, la BCE devrait réserver environ 4 milliards d'euros de prêts, contre un objectif annuel d'environ 5 milliards d'euros.</text:p>
          </table:table-cell>
          <table:table-cell table:number-columns-repeated="1021"/>
        </table:table-row>
        <table:table-row table:style-name="ro6">
          <table:table-cell office:value-type="float" office:value="29" calcext:value-type="float">
            <text:p>29</text:p>
          </table:table-cell>
          <table:table-cell office:value-type="string" calcext:value-type="string">
            <text:p>Abundant use of pesticides</text:p>
          </table:table-cell>
          <table:table-cell office:value-type="string" calcext:value-type="string">
            <text:p>Selon l'Organisation mondiale de la santé, l'utilisation abondante de pesticides et d'engrais chimiques peut entraîner la transmission de maladies, notamment d'oreillons et de chikungunya. L'ONU a également déclaré qu'elle interdirait l'utilisation de produits chimiques dans ses aliments pour prévenir ou traiter la diarrhée, les maladies du foie et d'autres troubles. (Rédaction d'Andrew Roche)</text:p>
          </table:table-cell>
          <table:table-cell table:number-columns-repeated="1021"/>
        </table:table-row>
        <table:table-row table:style-name="ro5">
          <table:table-cell office:value-type="float" office:value="30" calcext:value-type="float">
            <text:p>30</text:p>
          </table:table-cell>
          <table:table-cell office:value-type="string" calcext:value-type="string">
            <text:p>A nuclear power plant does not emit</text:p>
          </table:table-cell>
          <table:table-cell office:value-type="string" calcext:value-type="string">
            <text:p>Une centrale nucléaire n'émet pas de déchets radioactifs, tels que des matières radioactives, provenant d'une centrale conçue ou construite pour produire du combustible destiné aux réacteurs nucléaires. La centrale est toujours soumise à des mesures de protection et de réglementation environnementales, et seules quelques installations sont conçues pour émettre un niveau élevé de rayonnement, comme la centrale nucléaire de Fukushima Daiichi au Japon, qui a généré plus de 6 700 becquerels de plomb par jour. Les groupes environnementaux ont déclaré que la centrale nucléaire, qui a été conçue dans les années 1980</text:p>
          </table:table-cell>
          <table:table-cell table:number-columns-repeated="1021"/>
        </table:table-row>
        <table:table-row table:style-name="ro6">
          <table:table-cell office:value-type="float" office:value="31" calcext:value-type="float">
            <text:p>31</text:p>
          </table:table-cell>
          <table:table-cell office:value-type="string" calcext:value-type="string">
            <text:p>The climate is a</text:p>
          </table:table-cell>
          <table:table-cell office:value-type="string" calcext:value-type="string">
            <text:p>Le climat est un bon point de départ. Je n'ai jamais entendu parler d'une catastrophe humaine. Ils sont tous les mêmes, ils ne sont pas tous les mêmes. Je vais y aller avec une vue simple de toute la race humaine, et je vais vous dire où je l'ai fait. Cependant, je suis quelque peu hésitant à propos de la question de la planète. Je ne pense pas que notre meilleure façon, la plus efficace, de résoudre le problème soit dans le domaine du changement climatique. Et moi</text:p>
          </table:table-cell>
          <table:table-cell table:number-columns-repeated="1021"/>
        </table:table-row>
        <table:table-row table:style-name="ro7">
          <table:table-cell office:value-type="float" office:value="32" calcext:value-type="float">
            <text:p>32</text:p>
          </table:table-cell>
          <table:table-cell office:value-type="string" calcext:value-type="string">
            <text:p>Deforestation observations</text:p>
          </table:table-cell>
          <table:table-cell office:value-type="string" calcext:value-type="string">
            <text:p>Les observations de déboisement de la région de Doklamu en Amérique centrale et en Amérique du Sud, considérées comme critiques pour le changement climatique, sont présentées à la figure 1. 2. Le Président. — L'ordre du jour appelle le rapport (doc. Figure 2: Région de Doklamu en Amérique centrale et du Sud (EK2). L'élévation spatiale élevée et la variabilité élevée du Doklamu sont associées au réchauffement rapide de la planète et, par conséquent, la tendance mondiale de l'augmentation de la température a été prédite, et les tendances ont été interprétées comme une indication du changement du climat mondial à la suite du changement</text:p>
          </table:table-cell>
          <table:table-cell table:number-columns-repeated="1021"/>
        </table:table-row>
        <table:table-row table:style-name="ro5">
          <table:table-cell office:value-type="float" office:value="33" calcext:value-type="float">
            <text:p>33</text:p>
          </table:table-cell>
          <table:table-cell office:value-type="string" calcext:value-type="string">
            <text:p>the greenhouse effect</text:p>
          </table:table-cell>
          <table:table-cell office:value-type="string" calcext:value-type="string">
            <text:p>l'effet de serre), mais il n'est pas nécessaire qu'il en soit ainsi. Une liste croissante des gaz à effet de serre (gaz à effet de serre) est disponible sur le site Web de l'EPA. Elles se trouvent dans plusieurs sources différentes (comme le charbon, les sables bitumineux et les pays producteurs de gaz, en particulier en Asie), et elles sont toutes très différentes des émissions de dioxyde de carbone. Ces gaz sont le principal moteur des niveaux de gaz à effet de serre dans l'atmosphère. Elles sont libérées à mesure que les concentrations atmosphériques de CO2 augmentent. C'est parce qu'un réchauffement</text:p>
          </table:table-cell>
          <table:table-cell table:number-columns-repeated="1021"/>
        </table:table-row>
        <table:table-row table:style-name="ro5">
          <table:table-cell office:value-type="float" office:value="34" calcext:value-type="float">
            <text:p>34</text:p>
          </table:table-cell>
          <table:table-cell office:value-type="string" calcext:value-type="string">
            <text:p>the rise of temperatures</text:p>
          </table:table-cell>
          <table:table-cell office:value-type="string" calcext:value-type="string">
            <text:p>l'augmentation des températures a fait du pays un foyer de piraterie, et cela conduira probablement à une plus grande attention internationale. Mais à bien des égards, c'est le début d'un nouveau type de changement climatique. Il y a un sentiment de malaise au sujet du climat. On craint que l'élévation du niveau de la mer n'entraîne la perte d'un plus grand nombre de zones humides dans les villes côtières et côtières. Et le manque de protection pour les communautés est alimenté par une presse de plus en plus vocale et hostile. Une nouvelle étude</text:p>
          </table:table-cell>
          <table:table-cell table:number-columns-repeated="1021"/>
        </table:table-row>
        <table:table-row table:style-name="ro5">
          <table:table-cell office:value-type="float" office:value="35" calcext:value-type="float">
            <text:p>35</text:p>
          </table:table-cell>
          <table:table-cell office:value-type="string" calcext:value-type="string">
            <text:p>The Arctic seems</text:p>
          </table:table-cell>
          <table:table-cell office:value-type="string" calcext:value-type="string">
            <text:p>L'Arctique semble être un endroit très dangereux à vivre, surtout avec la neige, trop de glace et de froid à utiliser comme abri, donc il est logique d'aller à l'extérieur. Il y a des façons de sortir d'ici pour l'été. Les pistes de ski et de kayak de l'Arctic Circle vous offrent le meilleur d'entre vous. Le National Snow and Ice Data Center des États-Unis suit également les événements météorologiques qui font sortir les gens, et peut vous donner une idée de l'endroit où se dirige l'Arctique. Trouver plus d'informations</text:p>
          </table:table-cell>
          <table:table-cell table:number-columns-repeated="1021"/>
        </table:table-row>
        <table:table-row table:style-name="ro5">
          <table:table-cell office:value-type="float" office:value="36" calcext:value-type="float">
            <text:p>36</text:p>
          </table:table-cell>
          <table:table-cell office:value-type="string" calcext:value-type="string">
            <text:p>thawing of rivers</text:p>
          </table:table-cell>
          <table:table-cell office:value-type="string" calcext:value-type="string">
            <text:p>Le dégel des rivières dans leurs régions côtières devrait les empêcher de revenir à leurs anciens modes de vie préchrétiens. Beaucoup d'entre eux croient que le même sort est en jeu pour de nombreuses tribus qui ont été dépouillées de leur héritage ancestral, dit la Dre Alissa Jasser, anthropologue au Musée national allemand et experte sur la migration des cultures anciennes. Ils cherchent des réponses à la façon dont cela pourrait se produire. Inscription à la newsletter Continuer la lecture de l'histoire principale</text:p>
          </table:table-cell>
          <table:table-cell table:number-columns-repeated="1021"/>
        </table:table-row>
        <table:table-row table:style-name="ro5">
          <table:table-cell office:value-type="float" office:value="37" calcext:value-type="float">
            <text:p>37</text:p>
          </table:table-cell>
          <table:table-cell office:value-type="string" calcext:value-type="string">
            <text:p>Global warming</text:p>
          </table:table-cell>
          <table:table-cell office:value-type="string" calcext:value-type="string">
            <text:p>Le réchauffement climatique a rendu plus difficile l'obtention de nourriture, d'eau et d'autres produits essentiels pour les gens. Cela n'a pas empêché beaucoup de chercher des moyens plus créatifs de survivre - c'est pourquoi le changement climatique est si crucial pour la santé et la durabilité mondiales. Mais il y a une façon de faire le changement : par l'adaptation. L'adaptation est une façon d'amener votre maison ou appartement dans de nouveaux environnements, en apportant des changements à votre corps qui permettent de nouveaux environnements et expériences. Cela peut être fait en déménageant dans une nouvelle maison ou</text:p>
          </table:table-cell>
          <table:table-cell table:number-columns-repeated="1021"/>
        </table:table-row>
        <table:table-row table:style-name="ro6">
          <table:table-cell office:value-type="float" office:value="38" calcext:value-type="float">
            <text:p>38</text:p>
          </table:table-cell>
          <table:table-cell office:value-type="string" calcext:value-type="string">
            <text:p>CO2 is</text:p>
          </table:table-cell>
          <table:table-cell office:value-type="string" calcext:value-type="string">
            <text:p>Le CO2 est la première molécule de méthane connue en 2013 et a donc une capacité à long terme de stockage du CO2 (figures 2A, 2B et 2C). Notre constatation que cette potentialisation à long terme est capable de contenir la grande quantité de CO2 en elle a des implications importantes pour la compréhension du climat. Toutefois, cet effet à court terme n'a pas pu être capturé pendant longtemps. Dans un article de la revue Actes de l'Académie nationale des sciences du 14 février,</text:p>
          </table:table-cell>
          <table:table-cell table:number-columns-repeated="1021"/>
        </table:table-row>
        <table:table-row table:style-name="ro5">
          <table:table-cell office:value-type="float" office:value="39" calcext:value-type="float">
            <text:p>39</text:p>
          </table:table-cell>
          <table:table-cell office:value-type="string" calcext:value-type="string">
            <text:p>Spectacular warming</text:p>
          </table:table-cell>
          <table:table-cell office:value-type="string" calcext:value-type="string">
            <text:p>Réchauffement spectaculaire de l'atmosphère et des températures mondiales, mais pas combien ce réchauffement contribuera aux gaz à effet de serre. En fait, il y a de bonnes et de mauvaises nouvelles. Comme nous l'avons vu dans les premiers jours du GIEC, les preuves du changement climatique n'ont pas été particulièrement importantes. Comme je l'écris sur le changement climatique depuis 2009, et comme je l'écris sur la question depuis plus de 10 ans, je suis inquiet. L'étude la plus récente des résultats dans cet espace confirme que la serre</text:p>
          </table:table-cell>
          <table:table-cell table:number-columns-repeated="1021"/>
        </table:table-row>
        <table:table-row table:style-name="ro6">
          <table:table-cell office:value-type="float" office:value="40" calcext:value-type="float">
            <text:p>40</text:p>
          </table:table-cell>
          <table:table-cell office:value-type="string" calcext:value-type="string">
            <text:p>the Earth's climate system</text:p>
          </table:table-cell>
          <table:table-cell office:value-type="string" calcext:value-type="string">
            <text:p>le système climatique de la Terre devrait diminuer de 1,8 à 2,3-C en 2030 (voir tableau 3, tableaux supplémentaires S3 et S4). Le rapport du GIEC est basé sur des modèles qui évaluent le niveau moyen de dioxyde de carbone atmosphérique. Selon les nouveaux modèles du GIEC, le niveau de dioxyde de carbone qui devrait augmenter devrait augmenter jusqu'à 15 p. 100 d'ici 2040. (Le climat est désormais plus ou moins lié aux gaz à effet de serre anthropiques</text:p>
          </table:table-cell>
          <table:table-cell table:number-columns-repeated="1021"/>
        </table:table-row>
        <table:table-row table:style-name="ro5">
          <table:table-cell office:value-type="float" office:value="41" calcext:value-type="float">
            <text:p>41</text:p>
          </table:table-cell>
          <table:table-cell office:value-type="string" calcext:value-type="string">
            <text:p>IPCC's mission</text:p>
          </table:table-cell>
          <table:table-cell office:value-type="string" calcext:value-type="string">
            <text:p>La mission du GIEC : étudier et identifier les changements importants dans la distribution de la vitamine B12 et de ses composants et améliorer la qualité de vie des personnes vivant avec cette affection. L'étude, publiée en ligne le 7 avril dans Nature Communications, portait sur la distribution et l'absorption de la vitamine B12, un nutriment vital pour le système immunitaire. La vitamine B12 est une vitamine essentielle pour le cerveau, qui stocke la vitamine A, la vitamine B6, la vitamine B12E, la vitamine B12 et la vitamine B12.</text:p>
          </table:table-cell>
          <table:table-cell table:number-columns-repeated="1021"/>
        </table:table-row>
        <table:table-row table:style-name="ro5">
          <table:table-cell office:value-type="float" office:value="42" calcext:value-type="float">
            <text:p>42</text:p>
          </table:table-cell>
          <table:table-cell office:value-type="string" calcext:value-type="string">
            <text:p>The IPCC foresees</text:p>
          </table:table-cell>
          <table:table-cell office:value-type="string" calcext:value-type="string">
            <text:p>Le GIEC prévoit qu'à ce rythme, les températures mondiales se situeront en moyenne entre 0,2 °C et 2 °C sous les niveaux préindustriels au cours des 50 prochaines années et continueront d'augmenter d'environ 2 °C et 2,5 °C, respectivement. Toutefois, si le GIEC a raison sur l'avenir de l'activité humaine, cela pourrait bien avoir des conséquences catastrophiques pour le monde et le système terrestre dans son ensemble. Le rapport du GIEC sur les changements climatiques souligne également que dans le régime climatique actuel</text:p>
          </table:table-cell>
          <table:table-cell table:number-columns-repeated="1021"/>
        </table:table-row>
        <table:table-row table:style-name="ro8">
          <table:table-cell office:value-type="float" office:value="43" calcext:value-type="float">
            <text:p>43</text:p>
          </table:table-cell>
          <table:table-cell office:value-type="string" calcext:value-type="string">
            <text:p>The Antarctic continent</text:p>
          </table:table-cell>
          <table:table-cell office:value-type="string" calcext:value-type="string">
            <text:p>Le continent antarctique est maintenant en état de retraite après la fonte de la banquise qui a commencé à se réchauffer cette année-là a déclenché la retraite. Les scientifiques disent que la perte d'habitat dans l'hémisphère Nord et l'Antarctique peut avoir un effet grave sur l'écosystème de la région, la biodiversité de la région, et c'est un bon début pour une nouvelle espèce d'animal.</text:p>
          </table:table-cell>
          <table:table-cell table:number-columns-repeated="1021"/>
        </table:table-row>
        <table:table-row table:style-name="ro5">
          <table:table-cell office:value-type="float" office:value="44" calcext:value-type="float">
            <text:p>44</text:p>
          </table:table-cell>
          <table:table-cell office:value-type="string" calcext:value-type="string">
            <text:p>The Earth's energy balance</text:p>
          </table:table-cell>
          <table:table-cell office:value-type="string" calcext:value-type="string">
            <text:p>L'équilibre énergétique de la Terre semble cependant assez élevé. En réalité, cependant, la grande majorité de l'énergie reste dans l'atmosphère terrestre, ce qui pourrait être la raison pour laquelle une telle quantité est contenue dans le dioxyde de carbone. Que faire si nous avions une compréhension plus précise de ce qui se passerait dans un système basé sur le CO2 atmosphérique? Dans une expérience récente, publiée dans Nature, une équipe internationale de scientifiques de l'Université d'Hawaii, Washington, a cherché à savoir si cette compréhension pourrait les mener à bien.</text:p>
          </table:table-cell>
          <table:table-cell table:number-columns-repeated="1021"/>
        </table:table-row>
        <table:table-row table:style-name="ro5">
          <table:table-cell office:value-type="float" office:value="45" calcext:value-type="float">
            <text:p>45</text:p>
          </table:table-cell>
          <table:table-cell office:value-type="string" calcext:value-type="string">
            <text:p>The aspect of the Climategate</text:p>
          </table:table-cell>
          <table:table-cell office:value-type="string" calcext:value-type="string">
            <text:p>L'aspect du scandale de Climategate qui sera probablement discuté dans les mois à venir est qu'il implique une question importante et sérieuse dans la science de la santé humaine. Il y a de multiples raisons à ces problèmes, notamment une augmentation alarmante du nombre de morts humaines dues aux changements climatiques. Certains d'entre eux sont, mais quelques-uns ne le sont pas : Il y a une augmentation du paludisme Il y a une augmentation des maladies transmises par le froid Il y a une diminution des maladies infectieuses et plus de personnes meurent de paludisme</text:p>
          </table:table-cell>
          <table:table-cell table:number-columns-repeated="1021"/>
        </table:table-row>
        <table:table-row table:style-name="ro5">
          <table:table-cell office:value-type="float" office:value="46" calcext:value-type="float">
            <text:p>46</text:p>
          </table:table-cell>
          <table:table-cell office:value-type="string" calcext:value-type="string">
            <text:p>The politicization of the IPCC</text:p>
          </table:table-cell>
          <table:table-cell office:value-type="string" calcext:value-type="string">
            <text:p>La politisation du GIEC prendra du temps, mais à la fin de la journée, il est très probable que nous verrons certains changements à l'avenir alors que le climat continue de changer, une grande partie de ce changement provenant principalement du réchauffement climatique. Le système climatique sera beaucoup plus sensible aux changements climatiques et aux précipitations, mais il sera aussi beaucoup plus sensible aux changements de température. Il sera moins probable que nous assisterons à des augmentations à grande échelle du niveau de la mer, avec les formes les plus extrêmes du système climatique.</text:p>
          </table:table-cell>
          <table:table-cell table:number-columns-repeated="1021"/>
        </table:table-row>
        <table:table-row table:style-name="ro5">
          <table:table-cell office:value-type="float" office:value="47" calcext:value-type="float">
            <text:p>47</text:p>
          </table:table-cell>
          <table:table-cell office:value-type="string" calcext:value-type="string">
            <text:p>Kilimanjaro glaciers</text:p>
          </table:table-cell>
          <table:table-cell office:value-type="string" calcext:value-type="string">
            <text:p>Les glaciers du Kilimandjaro ont un effet de refroidissement naturel. Ce sont les régions les plus actives du monde. Et donc c'est là que la glace commence à fondre, et la glace commence à se briser. Nous savons donc que la glace du Groenland et de l'Antarctique est en train de fondre. Et puis nous avons l'autre partie du monde, l'Antarctique. Il ne fait aucun doute qu'il y a du réchauffement là-bas. Mais je ne vais pas passer en revue les détails de ce que cela signifie. Ce qui se passe ici, c'est que les glaciers</text:p>
          </table:table-cell>
          <table:table-cell table:number-columns-repeated="1021"/>
        </table:table-row>
        <table:table-row table:style-name="ro5">
          <table:table-cell office:value-type="float" office:value="48" calcext:value-type="float">
            <text:p>48</text:p>
          </table:table-cell>
          <table:table-cell office:value-type="string" calcext:value-type="string">
            <text:p>Catastrophism can</text:p>
          </table:table-cell>
          <table:table-cell office:value-type="string" calcext:value-type="string">
            <text:p>Le catastrophisme peut être un grave problème. Il peut résulter d'une mauvaise alimentation, d'une mauvaise glycémie et d'une oxygénation insuffisante des vaisseaux sanguins. En outre, une augmentation des maladies cardiovasculaires, qui peut entraîner des crises cardiaques, est une cause majeure de décès chez certains patients. Les causes de décès les plus courantes chez les patients cardiaques sont : Crise cardiaque, accident vasculaire cérébral, diabète ou maladie coronarienne Crise cardiaque, accident vasculaire cérébral, diabète ou maladie coronarienne Insuffisance cardiaque sévère</text:p>
          </table:table-cell>
          <table:table-cell table:number-columns-repeated="1021"/>
        </table:table-row>
        <table:table-row table:style-name="ro9">
          <table:table-cell office:value-type="float" office:value="49" calcext:value-type="float">
            <text:p>49</text:p>
          </table:table-cell>
          <table:table-cell office:value-type="string" calcext:value-type="string">
            <text:p>the conspiracy theory will</text:p>
          </table:table-cell>
          <table:table-cell office:value-type="string" calcext:value-type="string">
            <text:p>la théorie de la conspiration sera probablement une source majeure de médias et de commentaires politiques depuis qu'il a été élu pour la première fois en 2000 comme président américain.</text:p>
          </table:table-cell>
          <table:table-cell table:number-columns-repeated="1021"/>
        </table:table-row>
        <table:table-row table:style-name="ro5">
          <table:table-cell office:value-type="float" office:value="50" calcext:value-type="float">
            <text:p>50</text:p>
          </table:table-cell>
          <table:table-cell office:value-type="string" calcext:value-type="string">
            <text:p>The Climategate is</text:p>
          </table:table-cell>
          <table:table-cell office:value-type="string" calcext:value-type="string">
            <text:p>Le Climategate concerne les personnes qui prennent des risques afin de faire du bien dans le monde. Il s'agit du monde qui prend position contre le changement climatique et nous devons le faire de la bonne manière. L'histoire de Climategate m'arrive vraiment dans ce que lorsqu'un parti ou une organisation politique ou un individu de quelque couleur ou genre que ce soit ou un parti politique tente de prendre la responsabilité des actions d'autres groupes dans une tentative de contrôler les choix des gens et ce qu'ils font, je pense qu'ils sont pris dans le cycle politique par le</text:p>
          </table:table-cell>
          <table:table-cell table:number-columns-repeated="1021"/>
        </table:table-row>
        <table:table-row table:style-name="ro5">
          <table:table-cell office:value-type="float" office:value="51" calcext:value-type="float">
            <text:p>51</text:p>
          </table:table-cell>
          <table:table-cell office:value-type="string" calcext:value-type="string">
            <text:p>major climate activities</text:p>
          </table:table-cell>
          <table:table-cell office:value-type="string" calcext:value-type="string">
            <text:p>Les principales activités climatiques se dérouleront également dans de nombreux États et territoires et dans de nombreuses régions du monde. Le Programme des Nations Unies pour l'environnement a déclaré qu'il étudierait la cause de l'élévation du niveau de la mer, mais qu'il ne dira pas combien cela coûtera, les fonctionnaires affirmant que l'objectif principal sera de protéger les populations et de veiller à ce que les règles internationales soient respectées. Certains experts ont mis en garde contre le fait que les plus grandes villes du monde continueront d'augmenter à un rythme de trois à quatre fois plus élevé qu'elles ne l'ont fait.</text:p>
          </table:table-cell>
          <table:table-cell table:number-columns-repeated="1021"/>
        </table:table-row>
        <table:table-row table:style-name="ro6">
          <table:table-cell office:value-type="float" office:value="52" calcext:value-type="float">
            <text:p>52</text:p>
          </table:table-cell>
          <table:table-cell office:value-type="string" calcext:value-type="string">
            <text:p>our atmosphere</text:p>
          </table:table-cell>
          <table:table-cell office:value-type="string" calcext:value-type="string">
            <text:p>notre atmosphère et plus encore un lieu où les gens peuvent exprimer leurs sentiments et être à l'abri des pensées négatives qu'ils éprouvaient alors qu'ils faisaient l'expérience de l'acte. C'est la meilleure partie. C'est en fait comme la meilleure partie d'être à l'intérieur d'un film où les gens sont toujours dans un meilleur endroit qu'eux. J'adore ça. Nous sommes très heureux d'être en vie en ce moment. Vous avez dit qu'il y avait encore beaucoup de travail à faire, mais vous êtes</text:p>
          </table:table-cell>
          <table:table-cell table:number-columns-repeated="1021"/>
        </table:table-row>
        <table:table-row table:style-name="ro7">
          <table:table-cell office:value-type="float" office:value="53" calcext:value-type="float">
            <text:p>53</text:p>
          </table:table-cell>
          <table:table-cell office:value-type="string" calcext:value-type="string">
            <text:p>it is proven that the current climate changes</text:p>
          </table:table-cell>
          <table:table-cell office:value-type="string" calcext:value-type="string">
            <text:p>Il est prouvé que les changements climatiques actuels sont susceptibles d'entraîner une plus grande insécurité alimentaire, ainsi qu'un effondrement économique. Comme nous l'avons montré dans les articles précédents, les pertes économiques à long terme associées à ces changements dans l'économie mondiale sont bien documentées. Les auteurs concluent que le système alimentaire mondial serait mieux servi par l'utilisation d'une meilleure infrastructure alimentaire, ce qui réduirait l'impact environnemental de la hausse des températures et de l'augmentation des gaz à effet de serre. Au fur et à mesure que l'économie mondiale se développera, le problème le plus important auquel le monde doit faire face aujourd'hui</text:p>
          </table:table-cell>
          <table:table-cell table:number-columns-repeated="1021"/>
        </table:table-row>
        <table:table-row table:style-name="ro5">
          <table:table-cell office:value-type="float" office:value="54" calcext:value-type="float">
            <text:p>54</text:p>
          </table:table-cell>
          <table:table-cell office:value-type="string" calcext:value-type="string">
            <text:p>major climate activities</text:p>
          </table:table-cell>
          <table:table-cell office:value-type="string" calcext:value-type="string">
            <text:p>les principales activités en matière de climat seront limitées. C'est-à-dire que l'Arctique continuera de se développer, et nous serons en mesure d'avoir plus de réchauffement d'un degré ou de deux. Il y aura aussi un changement dans les régions polaires. Les régions polaires seront plus froides au cours des cent prochaines années et plus chaudes au cours des cent prochaines années. C'est un changement qui aura pour effet de changer les régions polaires d'ici environ 50 ans. Donc nous allons voir une période de réchauffement pour beaucoup plus longtemps, et</text:p>
          </table:table-cell>
          <table:table-cell table:number-columns-repeated="1021"/>
        </table:table-row>
        <table:table-row table:style-name="ro6">
          <table:table-cell office:value-type="float" office:value="55" calcext:value-type="float">
            <text:p>55</text:p>
          </table:table-cell>
          <table:table-cell office:value-type="string" calcext:value-type="string">
            <text:p>Humans had an influence</text:p>
          </table:table-cell>
          <table:table-cell office:value-type="string" calcext:value-type="string">
            <text:p>Les humains ont eu une influence pour faire connaître cet endroit: le fait que nous puissions faire le travail à une époque qui n'était pas encore en vue a donné à cet endroit un degré élevé de légitimité politique et économique. Mais ce n'est pas que je ne pense pas que les humains soient une grande personne ou quoi que ce soit. Je pense que nous sommes au moins aussi bons que tout le monde. Je vois le point : pour toutes nos différences, il y a des choses qui rendent le monde différent. Et c'est vrai que beaucoup</text:p>
          </table:table-cell>
          <table:table-cell table:number-columns-repeated="1021"/>
        </table:table-row>
        <table:table-row table:style-name="ro5">
          <table:table-cell office:value-type="float" office:value="56" calcext:value-type="float">
            <text:p>56</text:p>
          </table:table-cell>
          <table:table-cell office:value-type="string" calcext:value-type="string">
            <text:p>The potential of renewable energy</text:p>
          </table:table-cell>
          <table:table-cell office:value-type="string" calcext:value-type="string">
            <text:p>Le potentiel des sources d'énergie renouvelables pour atténuer les coûts énergétiques C'est un grand débat que nous avons avec l'industrie sur la question de savoir si elle devrait devenir renouvelable. Ils ont beaucoup de conversations différentes sur l'utilisation des combustibles fossiles et sur la façon d'y arriver. Et il y a un vif débat sur la question de savoir si elle devrait devenir une source d'énergie durable. Il est donc difficile de dire que les énergies renouvelables sont le bon choix pour la conservation de l'énergie, car ce serait un faux choix. Ce sont des choses très différentes du gaz naturel.</text:p>
          </table:table-cell>
          <table:table-cell table:number-columns-repeated="1021"/>
        </table:table-row>
        <table:table-row table:style-name="ro5">
          <table:table-cell office:value-type="float" office:value="57" calcext:value-type="float">
            <text:p>57</text:p>
          </table:table-cell>
          <table:table-cell office:value-type="string" calcext:value-type="string">
            <text:p>A major cause of climate change</text:p>
          </table:table-cell>
          <table:table-cell office:value-type="string" calcext:value-type="string">
            <text:p>Une cause majeure du changement climatique, dont nous sommes tous d'accord, est dévastatrice. Les dommages sont graves, et non seulement causés par les changements climatiques d'origine humaine, mais aussi par le réchauffement climatique lui-même. D'autre part, cet article fournit un moyen simple d'aider vos enfants à comprendre le changement climatique. Voici la prémisse de base de cet article: si vous pensez que le réchauffement climatique est dangereux, alors vous devriez être préoccupé par la façon dont les impacts sont mauvais. Vous pouvez alors emmener la science à votre prochain</text:p>
          </table:table-cell>
          <table:table-cell table:number-columns-repeated="1021"/>
        </table:table-row>
        <table:table-row table:style-name="ro5">
          <table:table-cell office:value-type="float" office:value="58" calcext:value-type="float">
            <text:p>58</text:p>
          </table:table-cell>
          <table:table-cell office:value-type="string" calcext:value-type="string">
            <text:p>The global volume of emissions</text:p>
          </table:table-cell>
          <table:table-cell office:value-type="string" calcext:value-type="string">
            <text:p>Le volume global des émissions provenant de toutes les sources devrait augmenter d'environ 5,4 billions de dollars (voir la figure 4). Au cours des prochaines décennies, les émissions pourraient totaliser environ 9,2 billions de dollars (voir la figure 3). Figure 4 Émissions mondiales de toutes les sources en 1990-2012 Source : World Resources Institute, http://www.wilhelm.org/en/climate/fr/ Figure 5 Les émissions mondiales de 1990 à 2020 Source : Base de données sur les échanges mondiaux, www.</text:p>
          </table:table-cell>
          <table:table-cell table:number-columns-repeated="1021"/>
        </table:table-row>
        <table:table-row table:style-name="ro8">
          <table:table-cell office:value-type="float" office:value="59" calcext:value-type="float">
            <text:p>59</text:p>
          </table:table-cell>
          <table:table-cell office:value-type="string" calcext:value-type="string">
            <text:p>Temperature stability</text:p>
          </table:table-cell>
          <table:table-cell office:value-type="string" calcext:value-type="string">
            <text:p>Stabilité de la température pour différentes températures; vous pouvez changer votre température interne pour maintenir la solution de refroidissement parfaite. • Ce produit est pour des composants de haute performance et de haute qualité. • Il n'est pas destiné à être utilisé dans le système de chauffage, de refroidissement ou de refroidissement interne.</text:p>
          </table:table-cell>
          <table:table-cell table:number-columns-repeated="1021"/>
        </table:table-row>
        <table:table-row table:style-name="ro5">
          <table:table-cell office:value-type="float" office:value="60" calcext:value-type="float">
            <text:p>60</text:p>
          </table:table-cell>
          <table:table-cell office:value-type="string" calcext:value-type="string">
            <text:p>Species extinction rate</text:p>
          </table:table-cell>
          <table:table-cell office:value-type="string" calcext:value-type="string">
            <text:p>Le taux d'extinction des espèces (TDR) est d'environ 50 %, mais il semble qu'il s'agisse en fait d'une estimation prudente parce qu'elle suppose qu'il ne se produit pas à long terme. Il est possible que les taux d'extinction aient été trop faibles chez de nombreuses espèces et qu'ils n'aient pas une diversité suffisante, ce qui n'est pas étayé par des études sur les animaux, et il n'est pas non plus évident que les taux d'extinction chez les mammifères soient plus faibles chez certains animaux que chez la plupart, et probablement même chez toutes les espèces. Une population qui a été réduite à une taille maximale</text:p>
          </table:table-cell>
          <table:table-cell table:number-columns-repeated="1021"/>
        </table:table-row>
        <table:table-row table:style-name="ro5">
          <table:table-cell office:value-type="float" office:value="61" calcext:value-type="float">
            <text:p>61</text:p>
          </table:table-cell>
          <table:table-cell office:value-type="string" calcext:value-type="string">
            <text:p>Human and animal crops</text:p>
          </table:table-cell>
          <table:table-cell office:value-type="string" calcext:value-type="string">
            <text:p>Les cultures humaines et animales sont aujourd'hui menacées d'extinction, et on constate de plus en plus que de nombreux autres animaux, particulièrement ceux qui sont menacés, peuvent être en danger. Il y a eu de nombreuses observations d'humains dans la région au cours des cinq dernières années, et la dernière observation a eu lieu la semaine dernière dans la région de Ketchikan. Beaucoup de ces rapports d'attaques humaines sont souvent liés aux activités des populations dans les régions reculées, comme le tourisme et la pêche. En conséquence, il est difficile de mesurer à quel point la</text:p>
          </table:table-cell>
          <table:table-cell table:number-columns-repeated="1021"/>
        </table:table-row>
        <table:table-row table:style-name="ro5">
          <table:table-cell office:value-type="float" office:value="62" calcext:value-type="float">
            <text:p>62</text:p>
          </table:table-cell>
          <table:table-cell office:value-type="string" calcext:value-type="string">
            <text:p>Some animal parks and zoos allow</text:p>
          </table:table-cell>
          <table:table-cell office:value-type="string" calcext:value-type="string">
            <text:p>Certains parcs d'animaux et zoos permettent aux visiteurs d'explorer le monde à leur manière. Une série de parcs d'animaux, de musées et d'attractions interactives comprendra tous de la musique en direct, des animaux, des animaux dans l'eau, des créatures sur une plage flottante, ou une autre expérience amusante. Les zoos et les aquariums offrent également un large éventail d'activités, y compris des expositions interactives, des jeux sur la faune et des divertissements sur la faune. Zoos et aquariums peuvent également offrir des visites, des événements et des activités pour le grand public. Ces animaux comprennent:</text:p>
          </table:table-cell>
          <table:table-cell table:number-columns-repeated="1021"/>
        </table:table-row>
        <table:table-row table:style-name="ro5">
          <table:table-cell office:value-type="float" office:value="63" calcext:value-type="float">
            <text:p>63</text:p>
          </table:table-cell>
          <table:table-cell office:value-type="string" calcext:value-type="string">
            <text:p>The holding of animals</text:p>
          </table:table-cell>
          <table:table-cell office:value-type="string" calcext:value-type="string">
            <text:p>La détention d'animaux en captivité, même avec une surveillance scientifique adéquate, aidera à assurer la prise en charge et la prise en charge des animaux. Les soins aux animaux seraient beaucoup plus faciles si un animal de compagnie recevait une maison, une maison qui avait été achetée par un parent d'un animal de compagnie perdu. Les soins aux animaux contribueraient grandement à faire en sorte que nos animaux de compagnie aient le soutien d'un membre de la famille aimant. Il est possible d'aider les animaux en captivité à apprendre à rester avec un membre de la famille aimant. Une des choses les plus importantes</text:p>
          </table:table-cell>
          <table:table-cell table:number-columns-repeated="1021"/>
        </table:table-row>
        <table:table-row table:style-name="ro5">
          <table:table-cell office:value-type="float" office:value="64" calcext:value-type="float">
            <text:p>64</text:p>
          </table:table-cell>
          <table:table-cell office:value-type="string" calcext:value-type="string">
            <text:p>The effects of intensive fishing</text:p>
          </table:table-cell>
          <table:table-cell office:value-type="string" calcext:value-type="string">
            <text:p>Les effets de la pêche intensive, par exemple en Australie, sont limités, mais ils devraient bien sûr être encouragés à aider les personnes touchées, qui sont souvent trop petites pour être capturées. La seule façon d'éviter ce problème est d'empêcher la pêche qui serait nuisible pour les personnes capturées dans des filets de pêche. Si nous pouvions, en fait, couper tous les bateaux de pêche, nous sauverions des centaines de milliers de vies, et l'environnement continuerait à prospérer. Je suis particulièrement</text:p>
          </table:table-cell>
          <table:table-cell table:number-columns-repeated="1021"/>
        </table:table-row>
        <table:table-row table:style-name="ro6">
          <table:table-cell office:value-type="float" office:value="65" calcext:value-type="float">
            <text:p>65</text:p>
          </table:table-cell>
          <table:table-cell office:value-type="string" calcext:value-type="string">
            <text:p>the increase in CO2</text:p>
          </table:table-cell>
          <table:table-cell office:value-type="string" calcext:value-type="string">
            <text:p>l'augmentation du CO2 dans l'atmosphère de 1970 à 2013, et qu'elle pourrait être augmentée. Le fait que nous l'utilisons en une seule métrique et non en plusieurs a un sens. Le nombre d'unités de CO2 dans l'air par an est un peu moins de 7 fois plus élevé que le nombre d'unités de CO2 dans notre atmosphère. Alors que cela ne peut pas se produire sans un changement de CO2, nous serions vraiment heureux d'en avoir. Cependant, il est difficile de convaincre tout le monde que quelque chose est</text:p>
          </table:table-cell>
          <table:table-cell table:number-columns-repeated="1021"/>
        </table:table-row>
        <table:table-row table:style-name="ro5">
          <table:table-cell office:value-type="float" office:value="66" calcext:value-type="float">
            <text:p>66</text:p>
          </table:table-cell>
          <table:table-cell office:value-type="string" calcext:value-type="string">
            <text:p>the increase of carbon dioxide</text:p>
          </table:table-cell>
          <table:table-cell office:value-type="string" calcext:value-type="string">
            <text:p>l'augmentation du dioxyde de carbone et du méthane au cours du siècle dernier peut être due à une augmentation du flux de CO2, puisque le dioxyde de carbone pénètre dans l'atmosphère à la suite de la combustion de combustibles fossiles. Plus la concentration de CO2 est élevée, plus la teneur en énergie augmentera. L'effet de l'augmentation du méthane est illustré à la figure 3. En moyenne, pendant cette période, le méthane rejeté dans l'atmosphère par la combustion de combustibles fossiles est environ 50 fois plus efficace dans la réduction des gaz à effet de serre.</text:p>
          </table:table-cell>
          <table:table-cell table:number-columns-repeated="1021"/>
        </table:table-row>
        <table:table-row table:style-name="ro5">
          <table:table-cell office:value-type="float" office:value="67" calcext:value-type="float">
            <text:p>67</text:p>
          </table:table-cell>
          <table:table-cell office:value-type="string" calcext:value-type="string">
            <text:p>The Carbon Footprint</text:p>
          </table:table-cell>
          <table:table-cell office:value-type="string" calcext:value-type="string">
            <text:p>L'empreinte carbone L'empreinte carbone de l'empreinte carbone dans l'atmosphère En conséquence, une bonne règle de base en ce qui concerne la quantité de carbone que nous émettons varie selon le climat, il est donc essentiel de s'assurer que vos mesures soient aussi précises que possible lors de l'utilisation de vos mesures, sous la forme de mesures provenant de votre laboratoire local. Nous sommes très conscients qu'en ne mesurant pas chaque particule qui pénètre dans notre atmosphère, nous pouvons exagérer grandement.</text:p>
          </table:table-cell>
          <table:table-cell table:number-columns-repeated="1021"/>
        </table:table-row>
        <table:table-row table:style-name="ro5">
          <table:table-cell office:value-type="float" office:value="68" calcext:value-type="float">
            <text:p>68</text:p>
          </table:table-cell>
          <table:table-cell office:value-type="string" calcext:value-type="string">
            <text:p>The climate package</text:p>
          </table:table-cell>
          <table:table-cell office:value-type="string" calcext:value-type="string">
            <text:p>Le paquet sur le climat, qui devrait contenir des changements importants dans les émissions de gaz à effet de serre, vise notamment à réduire la consommation d'énergie de 40 % par rapport aux niveaux de 2005 d'ici à 2020, à 25 % d'ici à 2050. La Coalition présentera un projet de loi pour donner au gouvernement une voix sur la question lors d'une consultation publique l'an prochain, et le gouvernement devra atteindre l'objectif visé. En vertu de la loi de 2016 sur le changement climatique, le Parlement a le dernier mot sur ce que le gouvernement doit faire pour s'assurer qu'il est respecté.</text:p>
          </table:table-cell>
          <table:table-cell table:number-columns-repeated="1021"/>
        </table:table-row>
        <table:table-row table:style-name="ro6">
          <table:table-cell office:value-type="float" office:value="69" calcext:value-type="float">
            <text:p>69</text:p>
          </table:table-cell>
          <table:table-cell office:value-type="string" calcext:value-type="string">
            <text:p>Cataclysmic Warming</text:p>
          </table:table-cell>
          <table:table-cell office:value-type="string" calcext:value-type="string">
            <text:p>Cataclysmic Warming up: Je ne sais pas si c'est le bon terme, je ne sais pas s'il y a en fait une bonne raison pour cela. Je ne sais pas si c'est la réponse. Mais ce que j'ai à dire, c'est que je n'ai rien à gagner de ce billet, donc je pense qu'il n'y a aucun moyen que cela passe dans un forum comme celui-ci. Mais je veux ajouter, cependant, que je pense que ce poste est un bon endroit pour obtenir quelque chose dehors</text:p>
          </table:table-cell>
          <table:table-cell table:number-columns-repeated="1021"/>
        </table:table-row>
        <table:table-row table:style-name="ro5">
          <table:table-cell office:value-type="float" office:value="70" calcext:value-type="float">
            <text:p>70</text:p>
          </table:table-cell>
          <table:table-cell office:value-type="string" calcext:value-type="string">
            <text:p>Meteorologists and climatologists</text:p>
          </table:table-cell>
          <table:table-cell office:value-type="string" calcext:value-type="string">
            <text:p>Les météorologues et climatologues du monde entier sont tous très heureux de trouver les meilleurs endroits pour de nouvelles recherches scientifiques et géoscientifiques intéressantes. Il y en a des milliers, mais ils vont tous être difficiles à trouver et à trouver beaucoup, beaucoup de plus en plus de choses à faire. Donc, si vous voulez trouver les meilleurs sites pour la météorologie et la géoscience en Occident, vous devriez être en mesure de le faire. Maintenant ce n'est pas un secret qu'il y a toujours des gens qui</text:p>
          </table:table-cell>
          <table:table-cell table:number-columns-repeated="1021"/>
        </table:table-row>
        <table:table-row table:style-name="ro5">
          <table:table-cell office:value-type="float" office:value="71" calcext:value-type="float">
            <text:p>71</text:p>
          </table:table-cell>
          <table:table-cell office:value-type="string" calcext:value-type="string">
            <text:p>natural climate variability</text:p>
          </table:table-cell>
          <table:table-cell office:value-type="string" calcext:value-type="string">
            <text:p>variabilité naturelle du climat (par exemple, la fonte de la glace sur l'Antarctique aurait contribué à la nappe glaciaire de l'Antarctique). Pour l'instant, si bien. Mais si le climat du monde était réglé correctement, aurait-il encore été une température exacte? Pas tant que ça. Certains scientifiques croient que la Terre s'est réchauffée plus ou moins régulièrement au cours des 200 000 dernières années qu'elle ne l'a fait depuis le XIXe siècle. En fait, la tendance au réchauffement de la planète au cours des 2,5 milliards d'années écoulées a</text:p>
          </table:table-cell>
          <table:table-cell table:number-columns-repeated="1021"/>
        </table:table-row>
        <table:table-row table:style-name="ro5">
          <table:table-cell office:value-type="float" office:value="72" calcext:value-type="float">
            <text:p>72</text:p>
          </table:table-cell>
          <table:table-cell office:value-type="string" calcext:value-type="string">
            <text:p>Solar radiation</text:p>
          </table:table-cell>
          <table:table-cell office:value-type="string" calcext:value-type="string">
            <text:p>Le rayonnement solaire, comme une petite quantité de rayons cosmiques émis par un astéroïde ou une comète, n'a jamais été connu pour se produire directement dans l'atmosphère du système solaire. Il est donc difficile de dire si l'un de ces rayons cosmiques pourrait faire brûler la Terre par lui-même, ou s'il a été ajouté à d'autres objets, comme le sulfure d'hydrogène. Selon l'Agence Spatiale Européenne, certaines des nouvelles découvertes pourraient être dues à la possibilité que la planète traverse les conditions les plus chaudes sur</text:p>
          </table:table-cell>
          <table:table-cell table:number-columns-repeated="1021"/>
        </table:table-row>
        <table:table-row table:style-name="ro6">
          <table:table-cell office:value-type="float" office:value="73" calcext:value-type="float">
            <text:p>73</text:p>
          </table:table-cell>
          <table:table-cell office:value-type="string" calcext:value-type="string">
            <text:p>Temperature deviations</text:p>
          </table:table-cell>
          <table:table-cell office:value-type="string" calcext:value-type="string">
            <text:p>Les écarts de température entre 4° et 30°C sont considérés comme normaux. Le changement de température sera déterminé par une étape de 2 d, la température de 1,5° à 3,4°C. Une étape de 2 d est utilisée pour déterminer si une mesure de température a dépassé la valeur observée. e) La valeur spécifiée est celle mesurée au moyen d'un thermomètre qui doit être supérieure d'au moins 3,2 °C à la valeur indiquée. f) Les valeurs spécifiées sont les suivantes:</text:p>
          </table:table-cell>
          <table:table-cell table:number-columns-repeated="1021"/>
        </table:table-row>
        <table:table-row table:style-name="ro5">
          <table:table-cell office:value-type="float" office:value="74" calcext:value-type="float">
            <text:p>74</text:p>
          </table:table-cell>
          <table:table-cell office:value-type="string" calcext:value-type="string">
            <text:p>Ocean surfaces</text:p>
          </table:table-cell>
          <table:table-cell office:value-type="string" calcext:value-type="string">
            <text:p>Les surfaces océaniques et d'autres conditions naturelles pourraient expliquer la grande diversité de la variabilité climatique dans l'hémisphère Nord. Des modèles climatiques, qui couvrent le système solaire, ont été mis au point pour tenir compte d'une grande variabilité dans l'hémisphère Nord. Ces modèles montrent que l'hémisphère Sud est plus chaud, plus sec et plus aride que l'hémisphère Nord, et que le gradient de température naturel de l'hémisphère Nord est beaucoup plus faible dans l'hémisphère Nord que dans l'hémisphère Sud. Cependant, les modèles climatiques n'ont pas tenu compte</text:p>
          </table:table-cell>
          <table:table-cell table:number-columns-repeated="1021"/>
        </table:table-row>
        <table:table-row table:style-name="ro7">
          <table:table-cell office:value-type="float" office:value="75" calcext:value-type="float">
            <text:p>75</text:p>
          </table:table-cell>
          <table:table-cell office:value-type="string" calcext:value-type="string">
            <text:p>Large climate oscillations</text:p>
          </table:table-cell>
          <table:table-cell office:value-type="string" calcext:value-type="string">
            <text:p>De grandes oscillations climatiques sont observées chez toutes les espèces de poissons, y compris un petit échantillon, mais important, de céphalopodes sauvages, qui peuvent tous tolérer plus ou moins d'oxygène que la normale. Cette étude ajoute aux données scientifiques existantes pour appuyer l'importance de l'oxygène pour l'évolution des poissons dans ce milieu océanique. L'équipe a utilisé les données de la NOAA Fisheries pour étudier l'évolution de l'oxygène dans les poissons en capturant des spécimens d'une espèce de vertébrés aquatiques. Ils ont également mesuré les changements dans l'abondance relative et l'abondance d'autres éléments essentiels.</text:p>
          </table:table-cell>
          <table:table-cell table:number-columns-repeated="1021"/>
        </table:table-row>
        <table:table-row table:style-name="ro6">
          <table:table-cell office:value-type="float" office:value="76" calcext:value-type="float">
            <text:p>76</text:p>
          </table:table-cell>
          <table:table-cell office:value-type="string" calcext:value-type="string">
            <text:p>The Earth's radiative balance</text:p>
          </table:table-cell>
          <table:table-cell office:value-type="string" calcext:value-type="string">
            <text:p>Le bilan radiatif de la Terre, qui peut être calculé à partir d'une masse solaire totale typique de 1.12, sera à son niveau le plus bas enregistré, a déclaré R. Michael Atherton, géoscientifique et coauteur de l'étude. Dans une étude précédente, Atherton et ses collègues ont calculé que l'énergie solaire requise par la lune était 100 fois plus forte que la lune et sa période orbitale, de 1960 à 1997. Les résultats ont été publiés en ligne le 9 septembre.</text:p>
          </table:table-cell>
          <table:table-cell table:number-columns-repeated="1021"/>
        </table:table-row>
        <table:table-row table:style-name="ro5">
          <table:table-cell office:value-type="float" office:value="77" calcext:value-type="float">
            <text:p>77</text:p>
          </table:table-cell>
          <table:table-cell office:value-type="string" calcext:value-type="string">
            <text:p>Causes of climate change</text:p>
          </table:table-cell>
          <table:table-cell office:value-type="string" calcext:value-type="string">
            <text:p>Les causes du changement climatique ne peuvent pas simplement s'expliquer par ce qui arrive à l'air qui est plus chaud que d'autres airs. Par exemple, il est vrai que la quantité de carbone dans l'atmosphère, liée au réchauffement climatique, évolue au fil du temps. Mais une seule source de gaz à effet de serre (GES), le méthane, a été liée à l'augmentation de la température dans le passé et c'est pourquoi les scientifiques pensent qu'il y a un lien. Et les scientifiques craignent qu'un réchauffement supplémentaire de l'atmosphère ne conduise à un réchauffement important</text:p>
          </table:table-cell>
          <table:table-cell table:number-columns-repeated="1021"/>
        </table:table-row>
        <table:table-row table:style-name="ro5">
          <table:table-cell office:value-type="float" office:value="78" calcext:value-type="float">
            <text:p>78</text:p>
          </table:table-cell>
          <table:table-cell office:value-type="string" calcext:value-type="string">
            <text:p>The relationship between solar energy and reflected energy</text:p>
          </table:table-cell>
          <table:table-cell office:value-type="string" calcext:value-type="string">
            <text:p>La relation entre l'énergie solaire et l'énergie réfléchie pourrait utiliser cette énergie renouvelable dans le développement des centrales solaires et le stockage de l'énergie solaire. Les risques et les avantages de cette approche sont discutés dans notre prochaine mise à jour. Notes Le document est parrainé par le Groupe d'experts intergouvernemental sur l'évolution du climat (GIEC). Pour obtenir une liste mise à jour des données scientifiques, des références et des ressources examinées par les pairs, visitez notre site Web : http://www.intel.org/sites/default</text:p>
          </table:table-cell>
          <table:table-cell table:number-columns-repeated="1021"/>
        </table:table-row>
        <table:table-row table:style-name="ro5">
          <table:table-cell office:value-type="float" office:value="79" calcext:value-type="float">
            <text:p>79</text:p>
          </table:table-cell>
          <table:table-cell office:value-type="string" calcext:value-type="string">
            <text:p>The climate system</text:p>
          </table:table-cell>
          <table:table-cell office:value-type="string" calcext:value-type="string">
            <text:p>Le système climatique, cependant, continuera de changer et de changer avec chaque nouveau changement. Il est également possible que le développement de nouvelles espèces se poursuive, mais beaucoup d'autres seront amenés dans le monde pour nous aider avec les nôtres. La nouvelle et meilleure compréhension du monde naturel peut avoir des effets profonds pour l'humanité tout entière. Il est particulièrement important de noter que beaucoup d'humains ont des cultures personnelles très différentes. Il est également possible que beaucoup d'animaux aient une compréhension très différente de la nature, qu'ils ne</text:p>
          </table:table-cell>
          <table:table-cell table:number-columns-repeated="1021"/>
        </table:table-row>
        <table:table-row table:style-name="ro5">
          <table:table-cell office:value-type="float" office:value="80" calcext:value-type="float">
            <text:p>80</text:p>
          </table:table-cell>
          <table:table-cell office:value-type="string" calcext:value-type="string">
            <text:p>The impact of man on</text:p>
          </table:table-cell>
          <table:table-cell office:value-type="string" calcext:value-type="string">
            <text:p>L'impact de l'homme sur le paysage est également clair : le paysage ressemble à un champ de bataille. Et les conséquences d'une catastrophe liée au changement climatique ont été bien connues. Mais cette nouvelle analyse suggère que les dommages causés par l'homme peuvent aussi jouer un rôle. Une revue des sciences du climat, réalisée en collaboration avec le Harvard T.H. Chan School of Public Health, a examiné les effets du changement climatique sur le climat. Ils ont constaté que le réchauffement de la planète a entraîné toute une gamme d'activités humaines,</text:p>
          </table:table-cell>
          <table:table-cell table:number-columns-repeated="1021"/>
        </table:table-row>
        <table:table-row table:style-name="ro5">
          <table:table-cell office:value-type="float" office:value="81" calcext:value-type="float">
            <text:p>81</text:p>
          </table:table-cell>
          <table:table-cell office:value-type="string" calcext:value-type="string">
            <text:p>This increase in CO2</text:p>
          </table:table-cell>
          <table:table-cell office:value-type="string" calcext:value-type="string">
            <text:p>Cette augmentation des émissions de CO2 augmentera le réchauffement de la planète d'environ 6 °C. Cela n'entraînera qu'une hausse de 3°C des températures mondiales. Les modèles climatiques montreront ce qui suit : Figure 1 : Les modèles climatiques montreront la sensibilité climatique des sécheresses de l'Extrême-Arctique dans le monde Le scénario du modèle 1, avec une élévation du niveau mondial de la mer au milieu des années 70 et une baisse au milieu des années 80, aura probablement un effet positif net sur les modèles climatiques.</text:p>
          </table:table-cell>
          <table:table-cell table:number-columns-repeated="1021"/>
        </table:table-row>
        <table:table-row table:style-name="ro7">
          <table:table-cell office:value-type="float" office:value="82" calcext:value-type="float">
            <text:p>82</text:p>
          </table:table-cell>
          <table:table-cell office:value-type="string" calcext:value-type="string">
            <text:p>Regular increase in CO2 emissions</text:p>
          </table:table-cell>
          <table:table-cell office:value-type="string" calcext:value-type="string">
            <text:p>L'augmentation régulière des émissions de CO2 provenant de la combustion de combustibles fossiles (qui est d'environ 50 % inférieure à ce qui serait nécessaire) devrait se faire sous une forme ou une autre en 2015-2016, malgré les récentes réductions de l'aide publique au mouvement vert. Toutefois, les émissions de CO2 provenant des sources d'énergie renouvelables et des centrales nucléaires demeurent à un niveau record et beaucoup estiment que les récentes réductions de la consommation d'énergie entraîneront une baisse de la consommation d'énergie. Le nouveau gouvernement étudie des moyens de réduire les émissions de combustibles fossiles, notamment en réduisant</text:p>
          </table:table-cell>
          <table:table-cell table:number-columns-repeated="1021"/>
        </table:table-row>
        <table:table-row table:style-name="ro5">
          <table:table-cell office:value-type="float" office:value="83" calcext:value-type="float">
            <text:p>83</text:p>
          </table:table-cell>
          <table:table-cell office:value-type="string" calcext:value-type="string">
            <text:p>Anticipated changes in precipitation</text:p>
          </table:table-cell>
          <table:table-cell office:value-type="string" calcext:value-type="string">
            <text:p>On prévoit que les changements prévus dans les précipitations seront faibles, les plus importants étant la variation des précipitations d'environ 1 800 mètres par an (M2). Cependant, d'autres changements importants dans les précipitations comprennent une diminution des chutes de neige, des volumes de chutes de neige et des précipitations d'environ 1 200 à 1 250 mètres par année (M2), ainsi qu'une augmentation de la couverture nuageuse, du volume d'eau nuageuse et de la densité des nuages (M1). Cette tendance est semblable à celle observée à la fin des années 1980 et à la fin des années 1980.</text:p>
          </table:table-cell>
          <table:table-cell table:number-columns-repeated="1021"/>
        </table:table-row>
        <table:table-row table:style-name="ro5">
          <table:table-cell office:value-type="float" office:value="84" calcext:value-type="float">
            <text:p>84</text:p>
          </table:table-cell>
          <table:table-cell office:value-type="string" calcext:value-type="string">
            <text:p>Faced with the allegations of Claude Allègre,</text:p>
          </table:table-cell>
          <table:table-cell office:value-type="string" calcext:value-type="string">
            <text:p>Face aux allégations de Claude Allègre, il a été décidé d'interdire à tous les médias et au reste de la société de voir Le Lion dans la Pierre et de ne donner à son peuple que trois jours pour rapporter d'autres allégations. Le Lion était une fois de plus l'un des plus populaires, car les gens trouvaient amusant de voir leur spectacle préféré être considéré comme une histoire d'enfant, même si seulement avec sa propre caméra. Le Lion n'a pas toujours été représenté comme tel, comme beaucoup de téléspectateurs ont été déçus par</text:p>
          </table:table-cell>
          <table:table-cell table:number-columns-repeated="1021"/>
        </table:table-row>
        <table:table-row table:style-name="ro6">
          <table:table-cell office:value-type="float" office:value="85" calcext:value-type="float">
            <text:p>85</text:p>
          </table:table-cell>
          <table:table-cell office:value-type="string" calcext:value-type="string">
            <text:p>After the Climategate were pointed at</text:p>
          </table:table-cell>
          <table:table-cell office:value-type="string" calcext:value-type="string">
            <text:p>Après que le Climategate ait été pointé sur l'administration et dans les médias, il est temps d'aller de l'avant. Mais cela devrait être clair: Climategate était un gros problème pour Hillary Clinton. La vérité est que l'administration n'a pas fait un travail équitable d'assumer cette responsabilité. Hillary Clinton et sa famille ont agi sur le changement climatique avec une grande délibération, et c'était un désastre. Elle n'était pas un grand politicien, et elle n'a rien dit. Ses e-mails étaient la pièce maîtresse</text:p>
          </table:table-cell>
          <table:table-cell table:number-columns-repeated="1021"/>
        </table:table-row>
        <table:table-row table:style-name="ro8">
          <table:table-cell office:value-type="float" office:value="86" calcext:value-type="float">
            <text:p>86</text:p>
          </table:table-cell>
          <table:table-cell office:value-type="string" calcext:value-type="string">
            <text:p>WWF has acted dishonestly</text:p>
          </table:table-cell>
          <table:table-cell office:value-type="string" calcext:value-type="string">
            <text:p>Le WWF a agi malhonnêtement et imprudemment dans notre campagne pour maintenir la Grande-Bretagne dans l'Union européenne. L'Independent a lancé sa campagne #FinalSay pour exiger que les électeurs se fassent entendre sur le dernier accord du Brexit. Signez notre pétition ici</text:p>
          </table:table-cell>
          <table:table-cell table:number-columns-repeated="1021"/>
        </table:table-row>
        <table:table-row table:style-name="ro5">
          <table:table-cell office:value-type="float" office:value="87" calcext:value-type="float">
            <text:p>87</text:p>
          </table:table-cell>
          <table:table-cell office:value-type="string" calcext:value-type="string">
            <text:p>Other "mistakes" on the part of the IPCC are:</text:p>
          </table:table-cell>
          <table:table-cell office:value-type="string" calcext:value-type="string">
            <text:p>D'autres « erreurs » de la part du GIEC sont : 1) la sous-estimation de la quantité d'aérosols et 2) le non-respect des incertitudes dues aux surémissions (voir les Recommandations du GIEC no. 5 pour plus de détails sur le GIEC). Un nouveau document du GIEC (2011) propose certaines mesures pour réduire le risque de classification erronée, tout en reconnaissant l'impact de la variabilité climatique, comme l'augmentation des températures moyennes mondiales de la surface de la mer. Le présent document est la première tentative d'aborder cette question.</text:p>
          </table:table-cell>
          <table:table-cell table:number-columns-repeated="1021"/>
        </table:table-row>
        <table:table-row table:style-name="ro5">
          <table:table-cell office:value-type="float" office:value="88" calcext:value-type="float">
            <text:p>88</text:p>
          </table:table-cell>
          <table:table-cell office:value-type="string" calcext:value-type="string">
            <text:p>The reduction of greenhouse gas emissions is presented</text:p>
          </table:table-cell>
          <table:table-cell office:value-type="string" calcext:value-type="string">
            <text:p>La réduction des émissions de gaz à effet de serre est présentée au monde à une échelle massive en augmentant la quantité d'oxygène que les humains doivent respirer pour maintenir leur climat. Plus nous consommons d'oxygène, plus la planète perd, plus il faudrait de dioxyde de carbone pour soutenir les plantes et leur croissance. La quantité de dioxyde de carbone perdue ne se limite pas à cette seule quantité, mais comprend aussi de nombreux autres types de carbone. Ce montant, qui est souvent appelé le «budget carbone», est ensuite mesuré par le</text:p>
          </table:table-cell>
          <table:table-cell table:number-columns-repeated="1021"/>
        </table:table-row>
        <table:table-row table:style-name="ro5">
          <table:table-cell office:value-type="float" office:value="89" calcext:value-type="float">
            <text:p>89</text:p>
          </table:table-cell>
          <table:table-cell office:value-type="string" calcext:value-type="string">
            <text:p>driving his car with a so-called green fuel, is</text:p>
          </table:table-cell>
          <table:table-cell office:value-type="string" calcext:value-type="string">
            <text:p>conduire sa voiture avec un soi-disant carburant vert, demande maintenant à la Commission fédérale du commerce de réglementer ce type de carburant. La loi vous permet d'acheter du carburant sans frais. La nouvelle règle de la Commission est la même qui permet aux constructeurs automobiles de conduire moins d'un kilomètre par an avec une cote d'efficacité énergétique de 45. Cela signifie, pour les deux prochaines années, une personne peut toujours acheter une once de carburant vert, qui a une étiquette de prix de 5,50 $ le gallon.</text:p>
          </table:table-cell>
          <table:table-cell table:number-columns-repeated="1021"/>
        </table:table-row>
        <table:table-row table:style-name="ro5">
          <table:table-cell office:value-type="float" office:value="90" calcext:value-type="float">
            <text:p>90</text:p>
          </table:table-cell>
          <table:table-cell office:value-type="string" calcext:value-type="string">
            <text:p>The Kyoto Protocol does not provide</text:p>
          </table:table-cell>
          <table:table-cell office:value-type="string" calcext:value-type="string">
            <text:p>Le Protocole de Kyoto ne prévoit pas la création d'un nouveau tribunal international chargé d'évaluer la légitimité du système juridique international. Au contraire, il utilise simplement le principe du droit international, qui permet à la communauté internationale de créer un tribunal international unique. Le Protocole de Kyoto serait un précurseur essentiel de ce processus. Il créerait un nouvel ensemble de mécanismes juridiques permettant au système juridique d'évaluer la légitimité du système juridique international, sans limitation de l'utilisation des normes juridiques internationales pour l'évaluation des droits de l'homme.</text:p>
          </table:table-cell>
          <table:table-cell table:number-columns-repeated="1021"/>
        </table:table-row>
        <table:table-row table:style-name="ro7">
          <table:table-cell office:value-type="float" office:value="91" calcext:value-type="float">
            <text:p>91</text:p>
          </table:table-cell>
          <table:table-cell office:value-type="string" calcext:value-type="string">
            <text:p>The scam is not about asserting the reality of global warming</text:p>
          </table:table-cell>
          <table:table-cell office:value-type="string" calcext:value-type="string">
            <text:p>L'escroquerie ne consiste pas à affirmer la réalité du réchauffement climatique, ni le consensus scientifique selon lequel le réchauffement climatique se produit, mais plutôt à essayer de prétendre qu'il se produit en ce moment, puis à l'utiliser comme preuve. Nous ne pouvons pas prouver qu'il n'y a pas de problèmes de réchauffement climatique, parce qu'il n'y en a pas. Une bonne façon de faire valoir votre point de vue est d'ignorer les nombreuses autres façons dont le changement climatique se produit - y compris ce que nous croyons être un réchauffement planétaire généralisé et systémique causé par l'homme. Par exemple, beaucoup pensent</text:p>
          </table:table-cell>
          <table:table-cell table:number-columns-repeated="1021"/>
        </table:table-row>
        <table:table-row table:style-name="ro5">
          <table:table-cell office:value-type="float" office:value="92" calcext:value-type="float">
            <text:p>92</text:p>
          </table:table-cell>
          <table:table-cell office:value-type="string" calcext:value-type="string">
            <text:p>Wind turbines operate only a quarter of the time and</text:p>
          </table:table-cell>
          <table:table-cell office:value-type="string" calcext:value-type="string">
            <text:p>Les éoliennes ne fonctionnent qu'un quart du temps et nécessitent beaucoup moins d'énergie. C'est en grande partie parce qu'il est beaucoup plus sûr d'aller sous terre avec moins de bruit. Une éolienne ne doit prendre que le souffle d'une personne avant qu'elle ne soit électrique, et même c'est extrêmement cher. Mais même sans avoir à monter sur le toit pour les alimenter, une éolienne peut encore faire beaucoup de bruit si ce n'est pas prudent. Une turbine bien construite a beaucoup de bruit si elle peut être</text:p>
          </table:table-cell>
          <table:table-cell table:number-columns-repeated="1021"/>
        </table:table-row>
        <table:table-row table:style-name="ro6">
          <table:table-cell office:value-type="float" office:value="93" calcext:value-type="float">
            <text:p>93</text:p>
          </table:table-cell>
          <table:table-cell office:value-type="string" calcext:value-type="string">
            <text:p>It's not just the TERs that run empty.</text:p>
          </table:table-cell>
          <table:table-cell office:value-type="string" calcext:value-type="string">
            <text:p>Ce ne sont pas seulement les TER qui sont vides. Vous trouverez également des TER dans de nombreux endroits sur votre carte, de quelques petites villes à quelques grandes villes. Si vous avez un peu de terran, vous pourriez aussi envisager d'aller dans les zones suivantes, car ces caractéristiques de la carte sont principalement remplies de terran: Vous pouvez également envisager d'acheter votre éditeur de carte préféré de là, puis de l'éditer pour répondre à vos besoins de jeu. Certaines de ces cartes</text:p>
          </table:table-cell>
          <table:table-cell table:number-columns-repeated="1021"/>
        </table:table-row>
        <table:table-row table:style-name="ro5">
          <table:table-cell office:value-type="float" office:value="94" calcext:value-type="float">
            <text:p>94</text:p>
          </table:table-cell>
          <table:table-cell office:value-type="string" calcext:value-type="string">
            <text:p>the bus would be the obvious solution,</text:p>
          </table:table-cell>
          <table:table-cell office:value-type="string" calcext:value-type="string">
            <text:p>l'autobus serait la solution évidente, mais l'équipe cherche toujours des moyens d'améliorer sa communication et son service pour un public plus large. Alors que nous aimerions être en mesure d'envoyer nos mises à jour de notre bureau, nous devons également nous assurer que nous sommes conscients de ce que d'autres joueurs et fans pensent et répondent. Cela pourrait inclure l'une des nombreuses plateformes de médias sociaux que nous utilisons, ou la façon dont le jeu est construit avec l'équipe de développement à l'esprit. Nous devons également être en mesure de</text:p>
          </table:table-cell>
          <table:table-cell table:number-columns-repeated="1021"/>
        </table:table-row>
        <table:table-row table:style-name="ro5">
          <table:table-cell office:value-type="float" office:value="95" calcext:value-type="float">
            <text:p>95</text:p>
          </table:table-cell>
          <table:table-cell office:value-type="string" calcext:value-type="string">
            <text:p>The success of the truck is not due to subsidies</text:p>
          </table:table-cell>
          <table:table-cell office:value-type="string" calcext:value-type="string">
            <text:p>Le succès du camion n'est pas dû à des subventions, mais à une réglementation efficace du camion, à un système de contrôle approprié qui peut produire toutes sortes de performances et de sorties pour le bénéfice du conducteur. L'aspect le plus frappant de ce programme est qu'il fournira également une subvention aux collectivités locales. Nous les aiderons à mettre cela en place. Nous les aiderons à le garder. Comment comptez-vous l'utiliser pour construire des routes et fournir aux gens que le programme est</text:p>
          </table:table-cell>
          <table:table-cell table:number-columns-repeated="1021"/>
        </table:table-row>
        <table:table-row table:style-name="ro7">
          <table:table-cell office:value-type="float" office:value="96" calcext:value-type="float">
            <text:p>96</text:p>
          </table:table-cell>
          <table:table-cell office:value-type="string" calcext:value-type="string">
            <text:p>the argument of the fight against the greenhouse effect is just as misleading</text:p>
          </table:table-cell>
          <table:table-cell office:value-type="string" calcext:value-type="string">
            <text:p>l'argument de la lutte contre l'effet de serre est tout aussi trompeur), et nous ne devons pas nous attendre à ce que quelqu'un le sache. Lorsque les compagnies de combustibles fossiles continuent de produire des combustibles fossiles à des fins industrielles, elles sont complices d'un problème beaucoup plus important et plus grave, à savoir la propagation de changements climatiques dangereux : l'utilisation de combustibles fossiles. Le cycle du carbone est long et complexe, avec de nombreuses formes et processus distincts et qui se chevauchent. Le cycle du carbone comprend, outre les cycles naturels des plantes et des animaux,</text:p>
          </table:table-cell>
          <table:table-cell table:number-columns-repeated="1021"/>
        </table:table-row>
        <table:table-row table:style-name="ro5">
          <table:table-cell office:value-type="float" office:value="97" calcext:value-type="float">
            <text:p>97</text:p>
          </table:table-cell>
          <table:table-cell office:value-type="string" calcext:value-type="string">
            <text:p>The abyss between railway expenditure and revenue is</text:p>
          </table:table-cell>
          <table:table-cell office:value-type="string" calcext:value-type="string">
            <text:p>L'abîme entre les dépenses ferroviaires et les recettes est souvent un signe de corruption dans le système, car il est difficile de séparer les effets du chemin de fer des causes du problème. Dans la présente étude, nous présentons une analyse complète et accessible de l'effet des chemins de fer sur les dépenses ferroviaires en Inde en évaluant la contribution des dépenses des administrations locales à la croissance des dépenses des administrations locales. Notre estimation des dépenses ferroviaires se traduit par une contribution nette de 0,10 roupies par unité de PIB pour la période comprise entre 2010 et 2010.</text:p>
          </table:table-cell>
          <table:table-cell table:number-columns-repeated="1021"/>
        </table:table-row>
        <table:table-row table:style-name="ro5">
          <table:table-cell office:value-type="float" office:value="98" calcext:value-type="float">
            <text:p>98</text:p>
          </table:table-cell>
          <table:table-cell office:value-type="string" calcext:value-type="string">
            <text:p>SNCF is one of the examples of waste</text:p>
          </table:table-cell>
          <table:table-cell office:value-type="string" calcext:value-type="string">
            <text:p>La SNCF est l'un des exemples de déchets à éliminer. Un phénomène similaire se produit avec la pollution de l'air, un problème exacerbé par la pollution de l'air et les changements climatiques. Par exemple, une étude publiée l'automne dernier dans la revue Environmental Research Letters a révélé qu'il y avait 6,1 gigatonnes de particules dans l'air à Washington DC de 2011-2012 à 2013-2014. Il s'agit de petites quantités de pollution de l'air qui n'affecteront pas votre santé ou ne provoqueront pas de problèmes graves.</text:p>
          </table:table-cell>
          <table:table-cell table:number-columns-repeated="1021"/>
        </table:table-row>
        <table:table-row table:style-name="ro1" table:number-rows-repeated="10484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21:35:05.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21:35:59.345000000</dc:date>
    <meta:editing-duration>PT9M31S</meta:editing-duration>
    <meta:editing-cycles>2</meta:editing-cycles>
    <meta:generator>LibreOffice/6.0.6.2$Windows_X86_64 LibreOffice_project/0c292870b25a325b5ed35f6b45599d2ea4458e77</meta:generator>
    <meta:document-statistic meta:table-count="1" meta:cell-count="314" meta:object-count="0"/>
  </office:meta>
</office:document-meta>
</file>